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style:line-height-at-least="0.1979in" fo:background-color="#1F1F1F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6" style:parent-style-name="Normal" style:family="paragraph">
      <style:paragraph-properties fo:margin-bottom="0in" style:line-height-at-least="0.1979in" fo:background-color="#1F1F1F"/>
    </style:style>
    <style:style style:name="T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8" style:parent-style-name="Normal" style:family="paragraph">
      <style:paragraph-properties fo:margin-bottom="0in" style:line-height-at-least="0.1979in" fo:background-color="#1F1F1F"/>
    </style:style>
    <style:style style:name="T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0" style:parent-style-name="Normal" style:family="paragraph">
      <style:paragraph-properties fo:margin-bottom="0in" style:line-height-at-least="0.1979in" fo:background-color="#1F1F1F"/>
    </style:style>
    <style:style style:name="T1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" style:parent-style-name="Normal" style:family="paragraph">
      <style:paragraph-properties fo:margin-bottom="0in" style:line-height-at-least="0.1979in" fo:background-color="#1F1F1F"/>
    </style:style>
    <style:style style:name="T1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" style:parent-style-name="Normal" style:family="paragraph">
      <style:paragraph-properties fo:margin-bottom="0in" style:line-height-at-least="0.1979in" fo:background-color="#1F1F1F"/>
    </style:style>
    <style:style style:name="T1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" style:parent-style-name="Normal" style:family="paragraph">
      <style:paragraph-properties fo:margin-bottom="0in" style:line-height-at-least="0.1979in" fo:background-color="#1F1F1F"/>
    </style:style>
    <style:style style:name="T1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" style:parent-style-name="Normal" style:family="paragraph">
      <style:paragraph-properties fo:margin-bottom="0in" style:line-height-at-least="0.1979in" fo:background-color="#1F1F1F"/>
    </style:style>
    <style:style style:name="T2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8" style:parent-style-name="Normal" style:family="paragraph">
      <style:paragraph-properties fo:margin-bottom="0in" style:line-height-at-least="0.1979in" fo:background-color="#1F1F1F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1" style:parent-style-name="Normal" style:family="paragraph">
      <style:paragraph-properties fo:margin-bottom="0in" style:line-height-at-least="0.1979in" fo:background-color="#1F1F1F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1" style:parent-style-name="Normal" style:family="paragraph">
      <style:paragraph-properties fo:margin-bottom="0in" style:line-height-at-least="0.1979in" fo:background-color="#1F1F1F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3" style:parent-style-name="Normal" style:family="paragraph">
      <style:paragraph-properties fo:margin-bottom="0in" style:line-height-at-least="0.1979in" fo:background-color="#1F1F1F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7" style:parent-style-name="Normal" style:family="paragraph">
      <style:paragraph-properties fo:margin-bottom="0in" style:line-height-at-least="0.1979in" fo:background-color="#1F1F1F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3" style:parent-style-name="Normal" style:family="paragraph">
      <style:paragraph-properties fo:margin-bottom="0in" style:line-height-at-least="0.1979in" fo:background-color="#1F1F1F"/>
    </style:style>
    <style:style style:name="T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9" style:parent-style-name="Normal" style:family="paragraph">
      <style:paragraph-properties fo:margin-bottom="0in" style:line-height-at-least="0.1979in" fo:background-color="#1F1F1F"/>
    </style:style>
    <style:style style:name="T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5" style:parent-style-name="Normal" style:family="paragraph">
      <style:paragraph-properties fo:margin-bottom="0in" style:line-height-at-least="0.1979in" fo:background-color="#1F1F1F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1" style:parent-style-name="Normal" style:family="paragraph">
      <style:paragraph-properties fo:margin-bottom="0in" style:line-height-at-least="0.1979in" fo:background-color="#1F1F1F"/>
    </style:style>
    <style:style style:name="T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3" style:parent-style-name="Normal" style:family="paragraph">
      <style:paragraph-properties fo:margin-bottom="0in" style:line-height-at-least="0.1979in" fo:background-color="#1F1F1F"/>
    </style:style>
    <style:style style:name="T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5" style:parent-style-name="Normal" style:family="paragraph">
      <style:paragraph-properties fo:margin-bottom="0in" style:line-height-at-least="0.1979in" fo:background-color="#1F1F1F"/>
    </style:style>
    <style:style style:name="T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7" style:parent-style-name="Normal" style:family="paragraph">
      <style:paragraph-properties fo:margin-bottom="0in" style:line-height-at-least="0.1979in" fo:background-color="#1F1F1F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9" style:parent-style-name="Normal" style:family="paragraph">
      <style:paragraph-properties fo:margin-bottom="0in" style:line-height-at-least="0.1979in" fo:background-color="#1F1F1F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7" style:parent-style-name="Normal" style:family="paragraph">
      <style:paragraph-properties fo:margin-bottom="0in" style:line-height-at-least="0.1979in" fo:background-color="#1F1F1F"/>
    </style:style>
    <style:style style:name="T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00" style:parent-style-name="Normal" style:family="paragraph">
      <style:paragraph-properties fo:margin-bottom="0in" style:line-height-at-least="0.1979in" fo:background-color="#1F1F1F"/>
    </style:style>
    <style:style style:name="T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0" style:parent-style-name="Normal" style:family="paragraph">
      <style:paragraph-properties fo:margin-bottom="0in" style:line-height-at-least="0.1979in" fo:background-color="#1F1F1F"/>
    </style:style>
    <style:style style:name="T1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2" style:parent-style-name="Normal" style:family="paragraph">
      <style:paragraph-properties fo:margin-bottom="0in" style:line-height-at-least="0.1979in" fo:background-color="#1F1F1F"/>
    </style:style>
    <style:style style:name="T1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5" style:parent-style-name="Normal" style:family="paragraph">
      <style:paragraph-properties fo:margin-bottom="0in" style:line-height-at-least="0.1979in" fo:background-color="#1F1F1F"/>
    </style:style>
    <style:style style:name="T1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1" style:parent-style-name="Normal" style:family="paragraph">
      <style:paragraph-properties fo:margin-bottom="0in" style:line-height-at-least="0.1979in" fo:background-color="#1F1F1F"/>
    </style:style>
    <style:style style:name="T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4" style:parent-style-name="Normal" style:family="paragraph">
      <style:paragraph-properties fo:margin-bottom="0in" style:line-height-at-least="0.1979in" fo:background-color="#1F1F1F"/>
    </style:style>
    <style:style style:name="T12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6" style:parent-style-name="Normal" style:family="paragraph">
      <style:paragraph-properties fo:margin-bottom="0in" style:line-height-at-least="0.1979in" fo:background-color="#1F1F1F"/>
    </style:style>
    <style:style style:name="T12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8" style:parent-style-name="Normal" style:family="paragraph">
      <style:paragraph-properties fo:margin-bottom="0in" style:line-height-at-least="0.1979in" fo:background-color="#1F1F1F"/>
    </style:style>
    <style:style style:name="T12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0" style:parent-style-name="Normal" style:family="paragraph">
      <style:paragraph-properties fo:margin-bottom="0in" style:line-height-at-least="0.1979in" fo:background-color="#1F1F1F"/>
    </style:style>
    <style:style style:name="T13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1" style:parent-style-name="Normal" style:family="paragraph">
      <style:paragraph-properties fo:margin-bottom="0in" style:line-height-at-least="0.1979in" fo:background-color="#1F1F1F"/>
    </style:style>
    <style:style style:name="T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5" style:parent-style-name="Normal" style:family="paragraph">
      <style:paragraph-properties fo:margin-bottom="0in" style:line-height-at-least="0.1979in" fo:background-color="#1F1F1F"/>
    </style:style>
    <style:style style:name="T1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5" style:parent-style-name="Normal" style:family="paragraph">
      <style:paragraph-properties fo:margin-bottom="0in" style:line-height-at-least="0.1979in" fo:background-color="#1F1F1F"/>
    </style:style>
    <style:style style:name="T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63" style:parent-style-name="Normal" style:family="paragraph">
      <style:paragraph-properties fo:margin-bottom="0in" style:line-height-at-least="0.1979in" fo:background-color="#1F1F1F"/>
    </style:style>
    <style:style style:name="T1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6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69" style:parent-style-name="Normal" style:family="paragraph">
      <style:paragraph-properties fo:margin-bottom="0in" style:line-height-at-least="0.1979in" fo:background-color="#1F1F1F"/>
    </style:style>
    <style:style style:name="T1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77" style:parent-style-name="Normal" style:family="paragraph">
      <style:paragraph-properties fo:margin-bottom="0in" style:line-height-at-least="0.1979in" fo:background-color="#1F1F1F"/>
    </style:style>
    <style:style style:name="T1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87" style:parent-style-name="Normal" style:family="paragraph">
      <style:paragraph-properties fo:margin-bottom="0in" style:line-height-at-least="0.1979in" fo:background-color="#1F1F1F"/>
    </style:style>
    <style:style style:name="T1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93" style:parent-style-name="Normal" style:family="paragraph">
      <style:paragraph-properties fo:margin-bottom="0in" style:line-height-at-least="0.1979in" fo:background-color="#1F1F1F"/>
    </style:style>
    <style:style style:name="T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95" style:parent-style-name="Normal" style:family="paragraph">
      <style:paragraph-properties fo:margin-bottom="0in" style:line-height-at-least="0.1979in" fo:background-color="#1F1F1F"/>
    </style:style>
    <style:style style:name="T1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9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8" style:parent-style-name="Normal" style:family="paragraph">
      <style:paragraph-properties fo:margin-bottom="0in" style:line-height-at-least="0.1979in" fo:background-color="#1F1F1F"/>
    </style:style>
    <style:style style:name="T19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00" style:parent-style-name="Normal" style:family="paragraph">
      <style:paragraph-properties fo:margin-bottom="0in" style:line-height-at-least="0.1979in" fo:background-color="#1F1F1F"/>
    </style:style>
    <style:style style:name="T20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02" style:parent-style-name="Normal" style:family="paragraph">
      <style:paragraph-properties fo:margin-bottom="0in" style:line-height-at-least="0.1979in" fo:background-color="#1F1F1F"/>
    </style:style>
    <style:style style:name="T20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04" style:parent-style-name="Normal" style:family="paragraph">
      <style:paragraph-properties fo:margin-bottom="0in" style:line-height-at-least="0.1979in" fo:background-color="#1F1F1F"/>
    </style:style>
    <style:style style:name="T2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15" style:parent-style-name="Normal" style:family="paragraph">
      <style:paragraph-properties fo:margin-bottom="0in" style:line-height-at-least="0.1979in" fo:background-color="#1F1F1F"/>
    </style:style>
    <style:style style:name="T2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27" style:parent-style-name="Normal" style:family="paragraph">
      <style:paragraph-properties fo:margin-bottom="0in" style:line-height-at-least="0.1979in" fo:background-color="#1F1F1F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39" style:parent-style-name="Normal" style:family="paragraph">
      <style:paragraph-properties fo:margin-bottom="0in" style:line-height-at-least="0.1979in" fo:background-color="#1F1F1F"/>
    </style:style>
    <style:style style:name="T2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4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2" style:parent-style-name="Normal" style:family="paragraph">
      <style:paragraph-properties fo:margin-bottom="0in" style:line-height-at-least="0.1979in" fo:background-color="#1F1F1F"/>
    </style:style>
    <style:style style:name="T24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44" style:parent-style-name="Normal" style:family="paragraph">
      <style:paragraph-properties fo:margin-bottom="0in" style:line-height-at-least="0.1979in" fo:background-color="#1F1F1F"/>
    </style:style>
    <style:style style:name="T24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46" style:parent-style-name="Normal" style:family="paragraph">
      <style:paragraph-properties fo:margin-bottom="0in" style:line-height-at-least="0.1979in" fo:background-color="#1F1F1F"/>
    </style:style>
    <style:style style:name="T24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48" style:parent-style-name="Normal" style:family="paragraph">
      <style:paragraph-properties fo:margin-bottom="0in" style:line-height-at-least="0.1979in" fo:background-color="#1F1F1F"/>
    </style:style>
    <style:style style:name="T2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59" style:parent-style-name="Normal" style:family="paragraph">
      <style:paragraph-properties fo:margin-bottom="0in" style:line-height-at-least="0.1979in" fo:background-color="#1F1F1F"/>
    </style:style>
    <style:style style:name="T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71" style:parent-style-name="Normal" style:family="paragraph">
      <style:paragraph-properties fo:margin-bottom="0in" style:line-height-at-least="0.1979in" fo:background-color="#1F1F1F"/>
    </style:style>
    <style:style style:name="T2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83" style:parent-style-name="Normal" style:family="paragraph">
      <style:paragraph-properties fo:margin-bottom="0in" style:line-height-at-least="0.1979in" fo:background-color="#1F1F1F"/>
    </style:style>
    <style:style style:name="T2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285" style:parent-style-name="Normal" style:family="paragraph">
      <style:paragraph-properties fo:margin-bottom="0in" style:line-height-at-least="0.1979in" fo:background-color="#1F1F1F"/>
    </style:style>
    <style:style style:name="T2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28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8" style:parent-style-name="Normal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language="en" fo:country="US"/>
    </style:style>
    <style:style style:name="P289" style:parent-style-name="Normal" style:family="paragraph">
      <style:paragraph-properties fo:margin-top="0.0694in" fo:margin-bottom="0.0694in" fo:line-height="150%"/>
    </style:style>
    <style:style style:name="T2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/>
    </style:style>
    <style:style style:name="T2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/>
    </style:style>
    <style:style style:name="T2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/>
    </style:style>
    <style:style style:name="T293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T29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language="en" fo:country="US"/>
    </style:style>
    <style:style style:name="P295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296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297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298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299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0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1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2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3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4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5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6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7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8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09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10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11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12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/>
    </style:style>
    <style:style style:name="P313" style:parent-style-name="Normal" style:family="paragraph">
      <style:paragraph-properties fo:margin-top="0.0694in" fo:margin-bottom="0.0694in" fo:line-height="150%"/>
    </style:style>
    <style:style style:name="T3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/>
    </style:style>
    <style:style style:name="T315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316" style:parent-style-name="Normal" style:family="paragraph">
      <style:paragraph-properties fo:margin-bottom="0in" style:line-height-at-least="0.1979in" fo:background-color="#1F1F1F"/>
    </style:style>
    <style:style style:name="T3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318" style:parent-style-name="Normal" style:family="paragraph">
      <style:paragraph-properties fo:margin-bottom="0in" style:line-height-at-least="0.1979in" fo:background-color="#1F1F1F"/>
    </style:style>
    <style:style style:name="T3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20" style:parent-style-name="Normal" style:family="paragraph">
      <style:paragraph-properties fo:margin-bottom="0in" style:line-height-at-least="0.1979in" fo:background-color="#1F1F1F"/>
    </style:style>
    <style:style style:name="T3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22" style:parent-style-name="Normal" style:family="paragraph">
      <style:paragraph-properties fo:margin-bottom="0in" style:line-height-at-least="0.1979in" fo:background-color="#1F1F1F"/>
    </style:style>
    <style:style style:name="T32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24" style:parent-style-name="Normal" style:family="paragraph">
      <style:paragraph-properties fo:margin-bottom="0in" style:line-height-at-least="0.1979in" fo:background-color="#1F1F1F"/>
    </style:style>
    <style:style style:name="T32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2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7" style:parent-style-name="Normal" style:family="paragraph">
      <style:paragraph-properties fo:margin-bottom="0in" style:line-height-at-least="0.1979in" fo:background-color="#1F1F1F"/>
    </style:style>
    <style:style style:name="T32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334" style:parent-style-name="Normal" style:family="paragraph">
      <style:paragraph-properties fo:margin-bottom="0in" style:line-height-at-least="0.1979in" fo:background-color="#1F1F1F"/>
    </style:style>
    <style:style style:name="T33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341" style:parent-style-name="Normal" style:family="paragraph">
      <style:paragraph-properties fo:margin-bottom="0in" style:line-height-at-least="0.1979in" fo:background-color="#1F1F1F"/>
    </style:style>
    <style:style style:name="T34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34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9" style:parent-style-name="Normal" style:family="paragraph">
      <style:paragraph-properties fo:margin-bottom="0in" style:line-height-at-least="0.1979in" fo:background-color="#1F1F1F"/>
    </style:style>
    <style:style style:name="T35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51" style:parent-style-name="Normal" style:family="paragraph">
      <style:paragraph-properties fo:margin-bottom="0in" style:line-height-at-least="0.1979in" fo:background-color="#1F1F1F"/>
    </style:style>
    <style:style style:name="T35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53" style:parent-style-name="Normal" style:family="paragraph">
      <style:paragraph-properties fo:margin-bottom="0in" style:line-height-at-least="0.1979in" fo:background-color="#1F1F1F"/>
    </style:style>
    <style:style style:name="T35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59" style:parent-style-name="Normal" style:family="paragraph">
      <style:paragraph-properties fo:margin-bottom="0in" style:line-height-at-least="0.1979in" fo:background-color="#1F1F1F"/>
    </style:style>
    <style:style style:name="T36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6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65" style:parent-style-name="Normal" style:family="paragraph">
      <style:paragraph-properties fo:margin-bottom="0in" style:line-height-at-least="0.1979in" fo:background-color="#1F1F1F"/>
    </style:style>
    <style:style style:name="T36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6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7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71" style:parent-style-name="Normal" style:family="paragraph">
      <style:paragraph-properties fo:margin-bottom="0in" style:line-height-at-least="0.1979in" fo:background-color="#1F1F1F"/>
    </style:style>
    <style:style style:name="T37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7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7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7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7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7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79" style:parent-style-name="Normal" style:family="paragraph">
      <style:paragraph-properties fo:margin-bottom="0in" style:line-height-at-least="0.1979in" fo:background-color="#1F1F1F"/>
    </style:style>
    <style:style style:name="T38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81" style:parent-style-name="Normal" style:family="paragraph">
      <style:paragraph-properties fo:margin-bottom="0in" style:line-height-at-least="0.1979in" fo:background-color="#1F1F1F"/>
    </style:style>
    <style:style style:name="T38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8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392" style:parent-style-name="Normal" style:family="paragraph">
      <style:paragraph-properties fo:margin-bottom="0in" style:line-height-at-least="0.1979in" fo:background-color="#1F1F1F"/>
    </style:style>
    <style:style style:name="T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398" style:parent-style-name="Normal" style:family="paragraph">
      <style:paragraph-properties fo:margin-bottom="0in" style:line-height-at-least="0.1979in" fo:background-color="#1F1F1F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00" style:parent-style-name="Normal" style:family="paragraph">
      <style:paragraph-properties fo:margin-bottom="0in" style:line-height-at-least="0.1979in" fo:background-color="#1F1F1F"/>
    </style:style>
    <style:style style:name="T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06" style:parent-style-name="Normal" style:family="paragraph">
      <style:paragraph-properties fo:margin-bottom="0in" style:line-height-at-least="0.1979in" fo:background-color="#1F1F1F"/>
    </style:style>
    <style:style style:name="T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12" style:parent-style-name="Normal" style:family="paragraph">
      <style:paragraph-properties fo:margin-bottom="0in" style:line-height-at-least="0.1979in" fo:background-color="#1F1F1F"/>
    </style:style>
    <style:style style:name="T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16" style:parent-style-name="Normal" style:family="paragraph">
      <style:paragraph-properties fo:margin-bottom="0in" style:line-height-at-least="0.1979in" fo:background-color="#1F1F1F"/>
    </style:style>
    <style:style style:name="T4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18" style:parent-style-name="Normal" style:family="paragraph">
      <style:paragraph-properties fo:margin-bottom="0in" style:line-height-at-least="0.1979in" fo:background-color="#1F1F1F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22" style:parent-style-name="Normal" style:family="paragraph">
      <style:paragraph-properties fo:margin-bottom="0in" style:line-height-at-least="0.1979in" fo:background-color="#1F1F1F"/>
    </style:style>
    <style:style style:name="T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28" style:parent-style-name="Normal" style:family="paragraph">
      <style:paragraph-properties fo:margin-bottom="0in" style:line-height-at-least="0.1979in" fo:background-color="#1F1F1F"/>
    </style:style>
    <style:style style:name="T4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34" style:parent-style-name="Normal" style:family="paragraph">
      <style:paragraph-properties fo:margin-bottom="0in" style:line-height-at-least="0.1979in" fo:background-color="#1F1F1F"/>
    </style:style>
    <style:style style:name="T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40" style:parent-style-name="Normal" style:family="paragraph">
      <style:paragraph-properties fo:margin-bottom="0in" style:line-height-at-least="0.1979in" fo:background-color="#1F1F1F"/>
    </style:style>
    <style:style style:name="T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43" style:parent-style-name="Normal" style:family="paragraph">
      <style:paragraph-properties fo:margin-bottom="0in" style:line-height-at-least="0.1979in" fo:background-color="#1F1F1F"/>
    </style:style>
    <style:style style:name="T4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452" style:parent-style-name="Normal" style:family="paragraph">
      <style:paragraph-properties fo:margin-bottom="0in" style:line-height-at-least="0.1979in" fo:background-color="#1F1F1F"/>
    </style:style>
    <style:style style:name="T4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454" style:parent-style-name="Normal" style:family="paragraph">
      <style:paragraph-properties fo:margin-bottom="0in" style:line-height-at-least="0.1979in" fo:background-color="#1F1F1F"/>
    </style:style>
    <style:style style:name="T4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456" style:parent-style-name="Normal" style:family="paragraph">
      <style:paragraph-properties fo:margin-bottom="0in" style:line-height-at-least="0.1979in" fo:background-color="#1F1F1F"/>
    </style:style>
    <style:style style:name="T4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458" style:parent-style-name="Normal" style:family="paragraph">
      <style:paragraph-properties fo:margin-bottom="0in" style:line-height-at-least="0.1979in" fo:background-color="#1F1F1F"/>
    </style:style>
    <style:style style:name="T4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61" style:parent-style-name="Normal" style:family="paragraph">
      <style:paragraph-properties fo:margin-bottom="0in" style:line-height-at-least="0.1979in" fo:background-color="#1F1F1F"/>
    </style:style>
    <style:style style:name="T4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71" style:parent-style-name="Normal" style:family="paragraph">
      <style:paragraph-properties fo:margin-bottom="0in" style:line-height-at-least="0.1979in" fo:background-color="#1F1F1F"/>
    </style:style>
    <style:style style:name="T4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79" style:parent-style-name="Normal" style:family="paragraph">
      <style:paragraph-properties fo:margin-bottom="0in" style:line-height-at-least="0.1979in" fo:background-color="#1F1F1F"/>
    </style:style>
    <style:style style:name="T4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81" style:parent-style-name="Normal" style:family="paragraph">
      <style:paragraph-properties fo:margin-bottom="0in" style:line-height-at-least="0.1979in" fo:background-color="#1F1F1F"/>
    </style:style>
    <style:style style:name="T4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495" style:parent-style-name="Normal" style:family="paragraph">
      <style:paragraph-properties fo:margin-bottom="0in" style:line-height-at-least="0.1979in" fo:background-color="#1F1F1F"/>
    </style:style>
    <style:style style:name="T4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03" style:parent-style-name="Normal" style:family="paragraph">
      <style:paragraph-properties fo:margin-bottom="0in" style:line-height-at-least="0.1979in" fo:background-color="#1F1F1F"/>
    </style:style>
    <style:style style:name="T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07" style:parent-style-name="Normal" style:family="paragraph">
      <style:paragraph-properties fo:margin-bottom="0in" style:line-height-at-least="0.1979in" fo:background-color="#1F1F1F"/>
    </style:style>
    <style:style style:name="T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15" style:parent-style-name="Normal" style:family="paragraph">
      <style:paragraph-properties fo:margin-bottom="0in" style:line-height-at-least="0.1979in" fo:background-color="#1F1F1F"/>
    </style:style>
    <style:style style:name="T5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23" style:parent-style-name="Normal" style:family="paragraph">
      <style:paragraph-properties fo:margin-bottom="0in" style:line-height-at-least="0.1979in" fo:background-color="#1F1F1F"/>
    </style:style>
    <style:style style:name="T5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31" style:parent-style-name="Normal" style:family="paragraph">
      <style:paragraph-properties fo:margin-bottom="0in" style:line-height-at-least="0.1979in" fo:background-color="#1F1F1F"/>
    </style:style>
    <style:style style:name="T5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3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39" style:parent-style-name="Normal" style:family="paragraph">
      <style:paragraph-properties fo:margin-bottom="0in" style:line-height-at-least="0.1979in" fo:background-color="#1F1F1F"/>
    </style:style>
    <style:style style:name="T5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47" style:parent-style-name="Normal" style:family="paragraph">
      <style:paragraph-properties fo:margin-bottom="0in" style:line-height-at-least="0.1979in" fo:background-color="#1F1F1F"/>
    </style:style>
    <style:style style:name="T5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49" style:parent-style-name="Normal" style:family="paragraph">
      <style:paragraph-properties fo:margin-bottom="0in" style:line-height-at-least="0.1979in" fo:background-color="#1F1F1F"/>
    </style:style>
    <style:style style:name="T5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53" style:parent-style-name="Normal" style:family="paragraph">
      <style:paragraph-properties fo:margin-bottom="0in" style:line-height-at-least="0.1979in" fo:background-color="#1F1F1F"/>
    </style:style>
    <style:style style:name="T5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59" style:parent-style-name="Normal" style:family="paragraph">
      <style:paragraph-properties fo:margin-bottom="0in" style:line-height-at-least="0.1979in" fo:background-color="#1F1F1F"/>
    </style:style>
    <style:style style:name="T5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61" style:parent-style-name="Normal" style:family="paragraph">
      <style:paragraph-properties fo:margin-bottom="0in" style:line-height-at-least="0.1979in" fo:background-color="#1F1F1F"/>
    </style:style>
    <style:style style:name="T5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6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65" style:parent-style-name="Normal" style:family="paragraph">
      <style:paragraph-properties fo:margin-bottom="0in" style:line-height-at-least="0.1979in" fo:background-color="#1F1F1F"/>
    </style:style>
    <style:style style:name="T5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67" style:parent-style-name="Normal" style:family="paragraph">
      <style:paragraph-properties fo:margin-bottom="0in" style:line-height-at-least="0.1979in" fo:background-color="#1F1F1F"/>
    </style:style>
    <style:style style:name="T5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6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73" style:parent-style-name="Normal" style:family="paragraph">
      <style:paragraph-properties fo:margin-bottom="0in" style:line-height-at-least="0.1979in" fo:background-color="#1F1F1F"/>
    </style:style>
    <style:style style:name="T5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576" style:parent-style-name="Normal" style:family="paragraph">
      <style:paragraph-properties fo:margin-bottom="0in" style:line-height-at-least="0.1979in" fo:background-color="#1F1F1F"/>
    </style:style>
    <style:style style:name="T5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585" style:parent-style-name="Normal" style:family="paragraph">
      <style:paragraph-properties fo:margin-bottom="0in" style:line-height-at-least="0.1979in" fo:background-color="#1F1F1F"/>
    </style:style>
    <style:style style:name="T5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587" style:parent-style-name="Normal" style:family="paragraph">
      <style:paragraph-properties fo:margin-bottom="0in" style:line-height-at-least="0.1979in" fo:background-color="#1F1F1F"/>
    </style:style>
    <style:style style:name="T5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589" style:parent-style-name="Normal" style:family="paragraph">
      <style:paragraph-properties fo:margin-bottom="0in" style:line-height-at-least="0.1979in" fo:background-color="#1F1F1F"/>
    </style:style>
    <style:style style:name="T5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591" style:parent-style-name="Normal" style:family="paragraph">
      <style:paragraph-properties fo:margin-bottom="0in" style:line-height-at-least="0.1979in" fo:background-color="#1F1F1F"/>
    </style:style>
    <style:style style:name="T59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593" style:parent-style-name="Normal" style:family="paragraph">
      <style:paragraph-properties fo:margin-bottom="0in" style:line-height-at-least="0.1979in" fo:background-color="#1F1F1F"/>
    </style:style>
    <style:style style:name="T5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595" style:parent-style-name="Normal" style:family="paragraph">
      <style:paragraph-properties fo:margin-bottom="0in" style:line-height-at-least="0.1979in" fo:background-color="#1F1F1F"/>
    </style:style>
    <style:style style:name="T59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598" style:parent-style-name="Normal" style:family="paragraph">
      <style:paragraph-properties fo:margin-bottom="0in" style:line-height-at-least="0.1979in" fo:background-color="#1F1F1F"/>
    </style:style>
    <style:style style:name="T5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06" style:parent-style-name="Normal" style:family="paragraph">
      <style:paragraph-properties fo:margin-bottom="0in" style:line-height-at-least="0.1979in" fo:background-color="#1F1F1F"/>
    </style:style>
    <style:style style:name="T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14" style:parent-style-name="Normal" style:family="paragraph">
      <style:paragraph-properties fo:margin-bottom="0in" style:line-height-at-least="0.1979in" fo:background-color="#1F1F1F"/>
    </style:style>
    <style:style style:name="T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16" style:parent-style-name="Normal" style:family="paragraph">
      <style:paragraph-properties fo:margin-bottom="0in" style:line-height-at-least="0.1979in" fo:background-color="#1F1F1F"/>
    </style:style>
    <style:style style:name="T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30" style:parent-style-name="Normal" style:family="paragraph">
      <style:paragraph-properties fo:margin-bottom="0in" style:line-height-at-least="0.1979in" fo:background-color="#1F1F1F"/>
    </style:style>
    <style:style style:name="T6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38" style:parent-style-name="Normal" style:family="paragraph">
      <style:paragraph-properties fo:margin-bottom="0in" style:line-height-at-least="0.1979in" fo:background-color="#1F1F1F"/>
    </style:style>
    <style:style style:name="T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42" style:parent-style-name="Normal" style:family="paragraph">
      <style:paragraph-properties fo:margin-bottom="0in" style:line-height-at-least="0.1979in" fo:background-color="#1F1F1F"/>
    </style:style>
    <style:style style:name="T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50" style:parent-style-name="Normal" style:family="paragraph">
      <style:paragraph-properties fo:margin-bottom="0in" style:line-height-at-least="0.1979in" fo:background-color="#1F1F1F"/>
    </style:style>
    <style:style style:name="T6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5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58" style:parent-style-name="Normal" style:family="paragraph">
      <style:paragraph-properties fo:margin-bottom="0in" style:line-height-at-least="0.1979in" fo:background-color="#1F1F1F"/>
    </style:style>
    <style:style style:name="T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66" style:parent-style-name="Normal" style:family="paragraph">
      <style:paragraph-properties fo:margin-bottom="0in" style:line-height-at-least="0.1979in" fo:background-color="#1F1F1F"/>
    </style:style>
    <style:style style:name="T6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6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80" style:parent-style-name="Normal" style:family="paragraph">
      <style:paragraph-properties fo:margin-bottom="0in" style:line-height-at-least="0.1979in" fo:background-color="#1F1F1F"/>
    </style:style>
    <style:style style:name="T6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685" style:parent-style-name="Normal" style:family="paragraph">
      <style:paragraph-properties fo:margin-bottom="0in" style:line-height-at-least="0.1979in" fo:background-color="#1F1F1F"/>
    </style:style>
    <style:style style:name="T6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87" style:parent-style-name="Normal" style:family="paragraph">
      <style:paragraph-properties fo:margin-bottom="0in" style:line-height-at-least="0.1979in" fo:background-color="#1F1F1F"/>
    </style:style>
    <style:style style:name="T6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8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91" style:parent-style-name="Normal" style:family="paragraph">
      <style:paragraph-properties fo:margin-bottom="0in" style:line-height-at-least="0.1979in" fo:background-color="#1F1F1F"/>
    </style:style>
    <style:style style:name="T6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9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9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97" style:parent-style-name="Normal" style:family="paragraph">
      <style:paragraph-properties fo:margin-bottom="0in" style:line-height-at-least="0.1979in" fo:background-color="#1F1F1F"/>
    </style:style>
    <style:style style:name="T6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699" style:parent-style-name="Normal" style:family="paragraph">
      <style:paragraph-properties fo:margin-bottom="0in" style:line-height-at-least="0.1979in" fo:background-color="#1F1F1F"/>
    </style:style>
    <style:style style:name="T7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0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03" style:parent-style-name="Normal" style:family="paragraph">
      <style:paragraph-properties fo:margin-bottom="0in" style:line-height-at-least="0.1979in" fo:background-color="#1F1F1F"/>
    </style:style>
    <style:style style:name="T7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05" style:parent-style-name="Normal" style:family="paragraph">
      <style:paragraph-properties fo:margin-bottom="0in" style:line-height-at-least="0.1979in" fo:background-color="#1F1F1F"/>
    </style:style>
    <style:style style:name="T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0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11" style:parent-style-name="Normal" style:family="paragraph">
      <style:paragraph-properties fo:margin-bottom="0in" style:line-height-at-least="0.1979in" fo:background-color="#1F1F1F"/>
    </style:style>
    <style:style style:name="T7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1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714" style:parent-style-name="Normal" style:family="paragraph">
      <style:paragraph-properties fo:margin-bottom="0in" style:line-height-at-least="0.1979in" fo:background-color="#1F1F1F"/>
    </style:style>
    <style:style style:name="T7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723" style:parent-style-name="Normal" style:family="paragraph">
      <style:paragraph-properties fo:margin-bottom="0in" style:line-height-at-least="0.1979in" fo:background-color="#1F1F1F"/>
    </style:style>
    <style:style style:name="T7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725" style:parent-style-name="Normal" style:family="paragraph">
      <style:paragraph-properties fo:margin-bottom="0in" style:line-height-at-least="0.1979in" fo:background-color="#1F1F1F"/>
    </style:style>
    <style:style style:name="T7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727" style:parent-style-name="Normal" style:family="paragraph">
      <style:paragraph-properties fo:margin-bottom="0in" style:line-height-at-least="0.1979in" fo:background-color="#1F1F1F"/>
    </style:style>
    <style:style style:name="T7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729" style:parent-style-name="Normal" style:family="paragraph">
      <style:paragraph-properties fo:margin-bottom="0in" style:line-height-at-least="0.1979in" fo:background-color="#1F1F1F"/>
    </style:style>
    <style:style style:name="T7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731" style:parent-style-name="Normal" style:family="paragraph">
      <style:paragraph-properties fo:margin-bottom="0in" style:line-height-at-least="0.1979in" fo:background-color="#1F1F1F"/>
    </style:style>
    <style:style style:name="T7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34" style:parent-style-name="Normal" style:family="paragraph">
      <style:paragraph-properties fo:margin-bottom="0in" style:line-height-at-least="0.1979in" fo:background-color="#1F1F1F"/>
    </style:style>
    <style:style style:name="T7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42" style:parent-style-name="Normal" style:family="paragraph">
      <style:paragraph-properties fo:margin-bottom="0in" style:line-height-at-least="0.1979in" fo:background-color="#1F1F1F"/>
    </style:style>
    <style:style style:name="T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50" style:parent-style-name="Normal" style:family="paragraph">
      <style:paragraph-properties fo:margin-bottom="0in" style:line-height-at-least="0.1979in" fo:background-color="#1F1F1F"/>
    </style:style>
    <style:style style:name="T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52" style:parent-style-name="Normal" style:family="paragraph">
      <style:paragraph-properties fo:margin-bottom="0in" style:line-height-at-least="0.1979in" fo:background-color="#1F1F1F"/>
    </style:style>
    <style:style style:name="T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5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66" style:parent-style-name="Normal" style:family="paragraph">
      <style:paragraph-properties fo:margin-bottom="0in" style:line-height-at-least="0.1979in" fo:background-color="#1F1F1F"/>
    </style:style>
    <style:style style:name="T7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74" style:parent-style-name="Normal" style:family="paragraph">
      <style:paragraph-properties fo:margin-bottom="0in" style:line-height-at-least="0.1979in" fo:background-color="#1F1F1F"/>
    </style:style>
    <style:style style:name="T7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78" style:parent-style-name="Normal" style:family="paragraph">
      <style:paragraph-properties fo:margin-bottom="0in" style:line-height-at-least="0.1979in" fo:background-color="#1F1F1F"/>
    </style:style>
    <style:style style:name="T7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86" style:parent-style-name="Normal" style:family="paragraph">
      <style:paragraph-properties fo:margin-bottom="0in" style:line-height-at-least="0.1979in" fo:background-color="#1F1F1F"/>
    </style:style>
    <style:style style:name="T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9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794" style:parent-style-name="Normal" style:family="paragraph">
      <style:paragraph-properties fo:margin-bottom="0in" style:line-height-at-least="0.1979in" fo:background-color="#1F1F1F"/>
    </style:style>
    <style:style style:name="T7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9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0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02" style:parent-style-name="Normal" style:family="paragraph">
      <style:paragraph-properties fo:margin-bottom="0in" style:line-height-at-least="0.1979in" fo:background-color="#1F1F1F"/>
    </style:style>
    <style:style style:name="T8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10" style:parent-style-name="Normal" style:family="paragraph">
      <style:paragraph-properties fo:margin-bottom="0in" style:line-height-at-least="0.1979in" fo:background-color="#1F1F1F"/>
    </style:style>
    <style:style style:name="T8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18" style:parent-style-name="Normal" style:family="paragraph">
      <style:paragraph-properties fo:margin-bottom="0in" style:line-height-at-least="0.1979in" fo:background-color="#1F1F1F"/>
    </style:style>
    <style:style style:name="T8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823" style:parent-style-name="Normal" style:family="paragraph">
      <style:paragraph-properties fo:margin-bottom="0in" style:line-height-at-least="0.1979in" fo:background-color="#1F1F1F"/>
    </style:style>
    <style:style style:name="T8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25" style:parent-style-name="Normal" style:family="paragraph">
      <style:paragraph-properties fo:margin-bottom="0in" style:line-height-at-least="0.1979in" fo:background-color="#1F1F1F"/>
    </style:style>
    <style:style style:name="T8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29" style:parent-style-name="Normal" style:family="paragraph">
      <style:paragraph-properties fo:margin-bottom="0in" style:line-height-at-least="0.1979in" fo:background-color="#1F1F1F"/>
    </style:style>
    <style:style style:name="T8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3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3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35" style:parent-style-name="Normal" style:family="paragraph">
      <style:paragraph-properties fo:margin-bottom="0in" style:line-height-at-least="0.1979in" fo:background-color="#1F1F1F"/>
    </style:style>
    <style:style style:name="T8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37" style:parent-style-name="Normal" style:family="paragraph">
      <style:paragraph-properties fo:margin-bottom="0in" style:line-height-at-least="0.1979in" fo:background-color="#1F1F1F"/>
    </style:style>
    <style:style style:name="T8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3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41" style:parent-style-name="Normal" style:family="paragraph">
      <style:paragraph-properties fo:margin-bottom="0in" style:line-height-at-least="0.1979in" fo:background-color="#1F1F1F"/>
    </style:style>
    <style:style style:name="T8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43" style:parent-style-name="Normal" style:family="paragraph">
      <style:paragraph-properties fo:margin-bottom="0in" style:line-height-at-least="0.1979in" fo:background-color="#1F1F1F"/>
    </style:style>
    <style:style style:name="T8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4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47" style:parent-style-name="Normal" style:family="paragraph">
      <style:paragraph-properties fo:margin-bottom="0in" style:line-height-at-least="0.1979in" fo:background-color="#1F1F1F"/>
    </style:style>
    <style:style style:name="T8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4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53" style:parent-style-name="Normal" style:family="paragraph">
      <style:paragraph-properties fo:margin-bottom="0in" style:line-height-at-least="0.1979in" fo:background-color="#1F1F1F"/>
    </style:style>
    <style:style style:name="T8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55" style:parent-style-name="Normal" style:family="paragraph">
      <style:paragraph-properties fo:margin-bottom="0in" style:line-height-at-least="0.1979in" fo:background-color="#1F1F1F"/>
    </style:style>
    <style:style style:name="T8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57" style:parent-style-name="Normal" style:family="paragraph">
      <style:paragraph-properties fo:margin-bottom="0in" style:line-height-at-least="0.1979in" fo:background-color="#1F1F1F"/>
    </style:style>
    <style:style style:name="T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5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860" style:parent-style-name="Normal" style:family="paragraph">
      <style:paragraph-properties fo:margin-bottom="0in" style:line-height-at-least="0.1979in" fo:background-color="#1F1F1F"/>
    </style:style>
    <style:style style:name="T8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6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66" style:parent-style-name="Normal" style:family="paragraph">
      <style:paragraph-properties fo:margin-bottom="0in" style:line-height-at-least="0.1979in" fo:background-color="#1F1F1F"/>
    </style:style>
    <style:style style:name="T8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6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869" style:parent-style-name="Normal" style:family="paragraph">
      <style:paragraph-properties fo:margin-bottom="0in" style:line-height-at-least="0.1979in" fo:background-color="#1F1F1F"/>
    </style:style>
    <style:style style:name="T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7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75" style:parent-style-name="Normal" style:family="paragraph">
      <style:paragraph-properties fo:margin-bottom="0in" style:line-height-at-least="0.1979in" fo:background-color="#1F1F1F"/>
    </style:style>
    <style:style style:name="T8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77" style:parent-style-name="Normal" style:family="paragraph">
      <style:paragraph-properties fo:margin-bottom="0in" style:line-height-at-least="0.1979in" fo:background-color="#1F1F1F"/>
    </style:style>
    <style:style style:name="T8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7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880" style:parent-style-name="Normal" style:family="paragraph">
      <style:paragraph-properties fo:margin-bottom="0in" style:line-height-at-least="0.1979in" fo:background-color="#1F1F1F"/>
    </style:style>
    <style:style style:name="T8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890" style:parent-style-name="Normal" style:family="paragraph">
      <style:paragraph-properties fo:margin-bottom="0in" style:line-height-at-least="0.1979in" fo:background-color="#1F1F1F"/>
    </style:style>
    <style:style style:name="T8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9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00" style:parent-style-name="Normal" style:family="paragraph">
      <style:paragraph-properties fo:margin-bottom="0in" style:line-height-at-least="0.1979in" fo:background-color="#1F1F1F"/>
    </style:style>
    <style:style style:name="T9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10" style:parent-style-name="Normal" style:family="paragraph">
      <style:paragraph-properties fo:margin-bottom="0in" style:line-height-at-least="0.1979in" fo:background-color="#1F1F1F"/>
    </style:style>
    <style:style style:name="T9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18" style:parent-style-name="Normal" style:family="paragraph">
      <style:paragraph-properties fo:margin-bottom="0in" style:line-height-at-least="0.1979in" fo:background-color="#1F1F1F"/>
    </style:style>
    <style:style style:name="T9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26" style:parent-style-name="Normal" style:family="paragraph">
      <style:paragraph-properties fo:margin-bottom="0in" style:line-height-at-least="0.1979in" fo:background-color="#1F1F1F"/>
    </style:style>
    <style:style style:name="T9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34" style:parent-style-name="Normal" style:family="paragraph">
      <style:paragraph-properties fo:margin-bottom="0in" style:line-height-at-least="0.1979in" fo:background-color="#1F1F1F"/>
    </style:style>
    <style:style style:name="T9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42" style:parent-style-name="Normal" style:family="paragraph">
      <style:paragraph-properties fo:margin-bottom="0in" style:line-height-at-least="0.1979in" fo:background-color="#1F1F1F"/>
    </style:style>
    <style:style style:name="T9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44" style:parent-style-name="Normal" style:family="paragraph">
      <style:paragraph-properties fo:margin-bottom="0in" style:line-height-at-least="0.1979in" fo:background-color="#1F1F1F"/>
    </style:style>
    <style:style style:name="T9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4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947" style:parent-style-name="Normal" style:family="paragraph">
      <style:paragraph-properties fo:margin-bottom="0in" style:line-height-at-least="0.1979in" fo:background-color="#1F1F1F"/>
    </style:style>
    <style:style style:name="T9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4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57" style:parent-style-name="Normal" style:family="paragraph">
      <style:paragraph-properties fo:margin-bottom="0in" style:line-height-at-least="0.1979in" fo:background-color="#1F1F1F"/>
    </style:style>
    <style:style style:name="T9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67" style:parent-style-name="Normal" style:family="paragraph">
      <style:paragraph-properties fo:margin-bottom="0in" style:line-height-at-least="0.1979in" fo:background-color="#1F1F1F"/>
    </style:style>
    <style:style style:name="T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69" style:parent-style-name="Normal" style:family="paragraph">
      <style:paragraph-properties fo:margin-bottom="0in" style:line-height-at-least="0.1979in" fo:background-color="#1F1F1F"/>
    </style:style>
    <style:style style:name="T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71" style:parent-style-name="Normal" style:family="paragraph">
      <style:paragraph-properties fo:margin-bottom="0in" style:line-height-at-least="0.1979in" fo:background-color="#1F1F1F"/>
    </style:style>
    <style:style style:name="T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7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974" style:parent-style-name="Normal" style:family="paragraph">
      <style:paragraph-properties fo:margin-bottom="0in" style:line-height-at-least="0.1979in" fo:background-color="#1F1F1F"/>
    </style:style>
    <style:style style:name="T9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90" style:parent-style-name="Normal" style:family="paragraph">
      <style:paragraph-properties fo:margin-bottom="0in" style:line-height-at-least="0.1979in" fo:background-color="#1F1F1F"/>
    </style:style>
    <style:style style:name="T9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92" style:parent-style-name="Normal" style:family="paragraph">
      <style:paragraph-properties fo:margin-bottom="0in" style:line-height-at-least="0.1979in" fo:background-color="#1F1F1F"/>
    </style:style>
    <style:style style:name="T9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9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998" style:parent-style-name="Normal" style:family="paragraph">
      <style:paragraph-properties fo:margin-bottom="0in" style:line-height-at-least="0.1979in" fo:background-color="#1F1F1F"/>
    </style:style>
    <style:style style:name="T9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00" style:parent-style-name="Normal" style:family="paragraph">
      <style:paragraph-properties fo:margin-bottom="0in" style:line-height-at-least="0.1979in" fo:background-color="#1F1F1F"/>
    </style:style>
    <style:style style:name="T10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02" style:parent-style-name="Normal" style:family="paragraph">
      <style:paragraph-properties fo:margin-bottom="0in" style:line-height-at-least="0.1979in" fo:background-color="#1F1F1F"/>
    </style:style>
    <style:style style:name="T10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0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0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10" style:parent-style-name="Normal" style:family="paragraph">
      <style:paragraph-properties fo:margin-bottom="0in" style:line-height-at-least="0.1979in" fo:background-color="#1F1F1F"/>
    </style:style>
    <style:style style:name="T10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20" style:parent-style-name="Normal" style:family="paragraph">
      <style:paragraph-properties fo:margin-bottom="0in" style:line-height-at-least="0.1979in" fo:background-color="#1F1F1F"/>
    </style:style>
    <style:style style:name="T10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2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0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26" style:parent-style-name="Normal" style:family="paragraph">
      <style:paragraph-properties fo:margin-bottom="0in" style:line-height-at-least="0.1979in" fo:background-color="#1F1F1F"/>
    </style:style>
    <style:style style:name="T10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28" style:parent-style-name="Normal" style:family="paragraph">
      <style:paragraph-properties fo:margin-bottom="0in" style:line-height-at-least="0.1979in" fo:background-color="#1F1F1F"/>
    </style:style>
    <style:style style:name="T10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30" style:parent-style-name="Normal" style:family="paragraph">
      <style:paragraph-properties fo:margin-bottom="0in" style:line-height-at-least="0.1979in" fo:background-color="#1F1F1F"/>
    </style:style>
    <style:style style:name="T10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3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0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36" style:parent-style-name="Normal" style:family="paragraph">
      <style:paragraph-properties fo:margin-bottom="0in" style:line-height-at-least="0.1979in" fo:background-color="#1F1F1F"/>
    </style:style>
    <style:style style:name="T1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3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39" style:parent-style-name="Normal" style:family="paragraph">
      <style:paragraph-properties fo:margin-bottom="0in" style:line-height-at-least="0.1979in" fo:background-color="#1F1F1F"/>
    </style:style>
    <style:style style:name="T104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041" style:parent-style-name="Normal" style:family="paragraph">
      <style:paragraph-properties fo:margin-bottom="0in" style:line-height-at-least="0.1979in" fo:background-color="#1F1F1F"/>
    </style:style>
    <style:style style:name="T104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043" style:parent-style-name="Normal" style:family="paragraph">
      <style:paragraph-properties fo:margin-bottom="0in" style:line-height-at-least="0.1979in" fo:background-color="#1F1F1F"/>
    </style:style>
    <style:style style:name="T104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045" style:parent-style-name="Normal" style:family="paragraph">
      <style:paragraph-properties fo:margin-bottom="0in" style:line-height-at-least="0.1979in" fo:background-color="#1F1F1F"/>
    </style:style>
    <style:style style:name="T104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0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50" style:parent-style-name="Normal" style:family="paragraph">
      <style:paragraph-properties fo:margin-bottom="0in" style:line-height-at-least="0.1979in" fo:background-color="#1F1F1F"/>
    </style:style>
    <style:style style:name="T10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5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66" style:parent-style-name="Normal" style:family="paragraph">
      <style:paragraph-properties fo:margin-bottom="0in" style:line-height-at-least="0.1979in" fo:background-color="#1F1F1F"/>
    </style:style>
    <style:style style:name="T10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6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069" style:parent-style-name="Normal" style:family="paragraph">
      <style:paragraph-properties fo:margin-bottom="0in" style:line-height-at-least="0.1979in" fo:background-color="#1F1F1F"/>
    </style:style>
    <style:style style:name="T10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89" style:parent-style-name="Normal" style:family="paragraph">
      <style:paragraph-properties fo:margin-bottom="0in" style:line-height-at-least="0.1979in" fo:background-color="#1F1F1F"/>
    </style:style>
    <style:style style:name="T10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91" style:parent-style-name="Normal" style:family="paragraph">
      <style:paragraph-properties fo:margin-bottom="0in" style:line-height-at-least="0.1979in" fo:background-color="#1F1F1F"/>
    </style:style>
    <style:style style:name="T10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093" style:parent-style-name="Normal" style:family="paragraph">
      <style:paragraph-properties fo:margin-bottom="0in" style:line-height-at-least="0.1979in" fo:background-color="#1F1F1F"/>
    </style:style>
    <style:style style:name="T10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9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096" style:parent-style-name="Normal" style:family="paragraph">
      <style:paragraph-properties fo:margin-bottom="0in" style:line-height-at-least="0.1979in" fo:background-color="#1F1F1F"/>
    </style:style>
    <style:style style:name="T10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00" style:parent-style-name="Normal" style:family="paragraph">
      <style:paragraph-properties fo:margin-bottom="0in" style:line-height-at-least="0.1979in" fo:background-color="#1F1F1F"/>
    </style:style>
    <style:style style:name="T1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04" style:parent-style-name="Normal" style:family="paragraph">
      <style:paragraph-properties fo:margin-bottom="0in" style:line-height-at-least="0.1979in" fo:background-color="#1F1F1F"/>
    </style:style>
    <style:style style:name="T1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06" style:parent-style-name="Normal" style:family="paragraph">
      <style:paragraph-properties fo:margin-bottom="0in" style:line-height-at-least="0.1979in" fo:background-color="#1F1F1F"/>
    </style:style>
    <style:style style:name="T11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0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09" style:parent-style-name="Normal" style:family="paragraph">
      <style:paragraph-properties fo:margin-bottom="0in" style:line-height-at-least="0.1979in" fo:background-color="#1F1F1F"/>
    </style:style>
    <style:style style:name="T1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1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13" style:parent-style-name="Normal" style:family="paragraph">
      <style:paragraph-properties fo:margin-bottom="0in" style:line-height-at-least="0.1979in" fo:background-color="#1F1F1F"/>
    </style:style>
    <style:style style:name="T11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1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16" style:parent-style-name="Normal" style:family="paragraph">
      <style:paragraph-properties fo:margin-bottom="0in" style:line-height-at-least="0.1979in" fo:background-color="#1F1F1F"/>
    </style:style>
    <style:style style:name="T111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18" style:parent-style-name="Normal" style:family="paragraph">
      <style:paragraph-properties fo:margin-bottom="0in" style:line-height-at-least="0.1979in" fo:background-color="#1F1F1F"/>
    </style:style>
    <style:style style:name="T11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20" style:parent-style-name="Normal" style:family="paragraph">
      <style:paragraph-properties fo:margin-bottom="0in" style:line-height-at-least="0.1979in" fo:background-color="#1F1F1F"/>
    </style:style>
    <style:style style:name="T11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1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2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1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125" style:parent-style-name="Normal" style:family="paragraph">
      <style:paragraph-properties fo:margin-bottom="0in" style:line-height-at-least="0.1979in" fo:background-color="#1F1F1F"/>
    </style:style>
    <style:style style:name="T112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27" style:parent-style-name="Normal" style:family="paragraph">
      <style:paragraph-properties fo:margin-bottom="0in" style:line-height-at-least="0.1979in" fo:background-color="#1F1F1F"/>
    </style:style>
    <style:style style:name="T11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32" style:parent-style-name="Normal" style:family="paragraph">
      <style:paragraph-properties fo:margin-bottom="0in" style:line-height-at-least="0.1979in" fo:background-color="#1F1F1F"/>
    </style:style>
    <style:style style:name="T11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3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1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1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4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48" style:parent-style-name="Normal" style:family="paragraph">
      <style:paragraph-properties fo:margin-bottom="0in" style:line-height-at-least="0.1979in" fo:background-color="#1F1F1F"/>
    </style:style>
    <style:style style:name="T11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5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51" style:parent-style-name="Normal" style:family="paragraph">
      <style:paragraph-properties fo:margin-bottom="0in" style:line-height-at-least="0.1979in" fo:background-color="#1F1F1F"/>
    </style:style>
    <style:style style:name="T115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53" style:parent-style-name="Normal" style:family="paragraph">
      <style:paragraph-properties fo:margin-bottom="0in" style:line-height-at-least="0.1979in" fo:background-color="#1F1F1F"/>
    </style:style>
    <style:style style:name="T115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55" style:parent-style-name="Normal" style:family="paragraph">
      <style:paragraph-properties fo:margin-bottom="0in" style:line-height-at-least="0.1979in" fo:background-color="#1F1F1F"/>
    </style:style>
    <style:style style:name="T115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1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5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15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6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16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6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63" style:parent-style-name="Normal" style:family="paragraph">
      <style:paragraph-properties fo:margin-bottom="0in" style:line-height-at-least="0.1979in" fo:background-color="#1F1F1F"/>
    </style:style>
    <style:style style:name="T116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1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6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16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168" style:parent-style-name="Normal" style:family="paragraph">
      <style:paragraph-properties fo:margin-bottom="0in" style:line-height-at-least="0.1979in" fo:background-color="#1F1F1F"/>
    </style:style>
    <style:style style:name="T116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170" style:parent-style-name="Normal" style:family="paragraph">
      <style:paragraph-properties fo:margin-bottom="0in" style:line-height-at-least="0.1979in" fo:background-color="#1F1F1F"/>
    </style:style>
    <style:style style:name="T117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77" style:parent-style-name="Normal" style:family="paragraph">
      <style:paragraph-properties fo:margin-bottom="0in" style:line-height-at-least="0.1979in" fo:background-color="#1F1F1F"/>
    </style:style>
    <style:style style:name="T11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7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83" style:parent-style-name="Normal" style:family="paragraph">
      <style:paragraph-properties fo:margin-bottom="0in" style:line-height-at-least="0.1979in" fo:background-color="#1F1F1F"/>
    </style:style>
    <style:style style:name="T11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8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8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89" style:parent-style-name="Normal" style:family="paragraph">
      <style:paragraph-properties fo:margin-bottom="0in" style:line-height-at-least="0.1979in" fo:background-color="#1F1F1F"/>
    </style:style>
    <style:style style:name="T1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91" style:parent-style-name="Normal" style:family="paragraph">
      <style:paragraph-properties fo:margin-bottom="0in" style:line-height-at-least="0.1979in" fo:background-color="#1F1F1F"/>
    </style:style>
    <style:style style:name="T1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193" style:parent-style-name="Normal" style:family="paragraph">
      <style:paragraph-properties fo:margin-bottom="0in" style:line-height-at-least="0.1979in" fo:background-color="#1F1F1F"/>
    </style:style>
    <style:style style:name="T1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9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01" style:parent-style-name="Normal" style:family="paragraph">
      <style:paragraph-properties fo:margin-bottom="0in" style:line-height-at-least="0.1979in" fo:background-color="#1F1F1F"/>
    </style:style>
    <style:style style:name="T12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0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13" style:parent-style-name="Normal" style:family="paragraph">
      <style:paragraph-properties fo:margin-bottom="0in" style:line-height-at-least="0.1979in" fo:background-color="#1F1F1F"/>
    </style:style>
    <style:style style:name="T1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15" style:parent-style-name="Normal" style:family="paragraph">
      <style:paragraph-properties fo:margin-bottom="0in" style:line-height-at-least="0.1979in" fo:background-color="#1F1F1F"/>
    </style:style>
    <style:style style:name="T12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17" style:parent-style-name="Normal" style:family="paragraph">
      <style:paragraph-properties fo:margin-bottom="0in" style:line-height-at-least="0.1979in" fo:background-color="#1F1F1F"/>
    </style:style>
    <style:style style:name="T12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1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27" style:parent-style-name="Normal" style:family="paragraph">
      <style:paragraph-properties fo:margin-bottom="0in" style:line-height-at-least="0.1979in" fo:background-color="#1F1F1F"/>
    </style:style>
    <style:style style:name="T1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2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30" style:parent-style-name="Normal" style:family="paragraph">
      <style:paragraph-properties fo:margin-bottom="0in" style:line-height-at-least="0.1979in" fo:background-color="#1F1F1F"/>
    </style:style>
    <style:style style:name="T123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32" style:parent-style-name="Normal" style:family="paragraph">
      <style:paragraph-properties fo:margin-bottom="0in" style:line-height-at-least="0.1979in" fo:background-color="#1F1F1F"/>
    </style:style>
    <style:style style:name="T123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34" style:parent-style-name="Normal" style:family="paragraph">
      <style:paragraph-properties fo:margin-bottom="0in" style:line-height-at-least="0.1979in" fo:background-color="#1F1F1F"/>
    </style:style>
    <style:style style:name="T123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36" style:parent-style-name="Normal" style:family="paragraph">
      <style:paragraph-properties fo:margin-bottom="0in" style:line-height-at-least="0.1979in" fo:background-color="#1F1F1F"/>
    </style:style>
    <style:style style:name="T123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41" style:parent-style-name="Normal" style:family="paragraph">
      <style:paragraph-properties fo:margin-bottom="0in" style:line-height-at-least="0.1979in" fo:background-color="#1F1F1F"/>
    </style:style>
    <style:style style:name="T12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4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47" style:parent-style-name="Normal" style:family="paragraph">
      <style:paragraph-properties fo:margin-bottom="0in" style:line-height-at-least="0.1979in" fo:background-color="#1F1F1F"/>
    </style:style>
    <style:style style:name="T12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2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2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55" style:parent-style-name="Normal" style:family="paragraph">
      <style:paragraph-properties fo:margin-bottom="0in" style:line-height-at-least="0.1979in" fo:background-color="#1F1F1F"/>
    </style:style>
    <style:style style:name="T1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5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59" style:parent-style-name="Normal" style:family="paragraph">
      <style:paragraph-properties fo:margin-bottom="0in" style:line-height-at-least="0.1979in" fo:background-color="#1F1F1F"/>
    </style:style>
    <style:style style:name="T1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61" style:parent-style-name="Normal" style:family="paragraph">
      <style:paragraph-properties fo:margin-bottom="0in" style:line-height-at-least="0.1979in" fo:background-color="#1F1F1F"/>
    </style:style>
    <style:style style:name="T1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6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64" style:parent-style-name="Normal" style:family="paragraph">
      <style:paragraph-properties fo:margin-bottom="0in" style:line-height-at-least="0.1979in" fo:background-color="#1F1F1F"/>
    </style:style>
    <style:style style:name="T126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66" style:parent-style-name="Normal" style:family="paragraph">
      <style:paragraph-properties fo:margin-bottom="0in" style:line-height-at-least="0.1979in" fo:background-color="#1F1F1F"/>
    </style:style>
    <style:style style:name="T126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68" style:parent-style-name="Normal" style:family="paragraph">
      <style:paragraph-properties fo:margin-bottom="0in" style:line-height-at-least="0.1979in" fo:background-color="#1F1F1F"/>
    </style:style>
    <style:style style:name="T126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2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7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2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7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2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7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76" style:parent-style-name="Normal" style:family="paragraph">
      <style:paragraph-properties fo:margin-bottom="0in" style:line-height-at-least="0.1979in" fo:background-color="#1F1F1F"/>
    </style:style>
    <style:style style:name="T127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278" style:parent-style-name="Normal" style:family="paragraph">
      <style:paragraph-properties fo:margin-bottom="0in" style:line-height-at-least="0.1979in" fo:background-color="#1F1F1F"/>
    </style:style>
    <style:style style:name="T127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85" style:parent-style-name="Normal" style:family="paragraph">
      <style:paragraph-properties fo:margin-bottom="0in" style:line-height-at-least="0.1979in" fo:background-color="#1F1F1F"/>
    </style:style>
    <style:style style:name="T12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89" style:parent-style-name="Normal" style:family="paragraph">
      <style:paragraph-properties fo:margin-bottom="0in" style:line-height-at-least="0.1979in" fo:background-color="#1F1F1F"/>
    </style:style>
    <style:style style:name="T12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91" style:parent-style-name="Normal" style:family="paragraph">
      <style:paragraph-properties fo:margin-bottom="0in" style:line-height-at-least="0.1979in" fo:background-color="#1F1F1F"/>
    </style:style>
    <style:style style:name="T12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9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299" style:parent-style-name="Normal" style:family="paragraph">
      <style:paragraph-properties fo:margin-bottom="0in" style:line-height-at-least="0.1979in" fo:background-color="#1F1F1F"/>
    </style:style>
    <style:style style:name="T13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07" style:parent-style-name="Normal" style:family="paragraph">
      <style:paragraph-properties fo:margin-bottom="0in" style:line-height-at-least="0.1979in" fo:background-color="#1F1F1F"/>
    </style:style>
    <style:style style:name="T13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0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11" style:parent-style-name="Normal" style:family="paragraph">
      <style:paragraph-properties fo:margin-bottom="0in" style:line-height-at-least="0.1979in" fo:background-color="#1F1F1F"/>
    </style:style>
    <style:style style:name="T13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13" style:parent-style-name="Normal" style:family="paragraph">
      <style:paragraph-properties fo:margin-bottom="0in" style:line-height-at-least="0.1979in" fo:background-color="#1F1F1F"/>
    </style:style>
    <style:style style:name="T1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1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16" style:parent-style-name="Normal" style:family="paragraph">
      <style:paragraph-properties fo:margin-bottom="0in" style:line-height-at-least="0.1979in" fo:background-color="#1F1F1F"/>
    </style:style>
    <style:style style:name="T131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18" style:parent-style-name="Normal" style:family="paragraph">
      <style:paragraph-properties fo:margin-bottom="0in" style:line-height-at-least="0.1979in" fo:background-color="#1F1F1F"/>
    </style:style>
    <style:style style:name="T13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20" style:parent-style-name="Normal" style:family="paragraph">
      <style:paragraph-properties fo:margin-bottom="0in" style:line-height-at-least="0.1979in" fo:background-color="#1F1F1F"/>
    </style:style>
    <style:style style:name="T13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2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2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327" style:parent-style-name="Normal" style:family="paragraph">
      <style:paragraph-properties fo:margin-bottom="0in" style:line-height-at-least="0.1979in" fo:background-color="#1F1F1F"/>
    </style:style>
    <style:style style:name="T132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29" style:parent-style-name="Normal" style:family="paragraph">
      <style:paragraph-properties fo:margin-bottom="0in" style:line-height-at-least="0.1979in" fo:background-color="#1F1F1F"/>
    </style:style>
    <style:style style:name="T133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34" style:parent-style-name="Normal" style:family="paragraph">
      <style:paragraph-properties fo:margin-bottom="0in" style:line-height-at-least="0.1979in" fo:background-color="#1F1F1F"/>
    </style:style>
    <style:style style:name="T13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3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4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44" style:parent-style-name="Normal" style:family="paragraph">
      <style:paragraph-properties fo:margin-bottom="0in" style:line-height-at-least="0.1979in" fo:background-color="#1F1F1F"/>
    </style:style>
    <style:style style:name="T13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4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47" style:parent-style-name="Normal" style:family="paragraph">
      <style:paragraph-properties fo:margin-bottom="0in" style:line-height-at-least="0.1979in" fo:background-color="#1F1F1F"/>
    </style:style>
    <style:style style:name="T134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49" style:parent-style-name="Normal" style:family="paragraph">
      <style:paragraph-properties fo:margin-bottom="0in" style:line-height-at-least="0.1979in" fo:background-color="#1F1F1F"/>
    </style:style>
    <style:style style:name="T135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51" style:parent-style-name="Normal" style:family="paragraph">
      <style:paragraph-properties fo:margin-bottom="0in" style:line-height-at-least="0.1979in" fo:background-color="#1F1F1F"/>
    </style:style>
    <style:style style:name="T135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5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5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5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358" style:parent-style-name="Normal" style:family="paragraph">
      <style:paragraph-properties fo:margin-bottom="0in" style:line-height-at-least="0.1979in" fo:background-color="#1F1F1F"/>
    </style:style>
    <style:style style:name="T135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60" style:parent-style-name="Normal" style:family="paragraph">
      <style:paragraph-properties fo:margin-bottom="0in" style:line-height-at-least="0.1979in" fo:background-color="#1F1F1F"/>
    </style:style>
    <style:style style:name="T136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65" style:parent-style-name="Normal" style:family="paragraph">
      <style:paragraph-properties fo:margin-bottom="0in" style:line-height-at-least="0.1979in" fo:background-color="#1F1F1F"/>
    </style:style>
    <style:style style:name="T13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6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7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75" style:parent-style-name="Normal" style:family="paragraph">
      <style:paragraph-properties fo:margin-bottom="0in" style:line-height-at-least="0.1979in" fo:background-color="#1F1F1F"/>
    </style:style>
    <style:style style:name="T13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7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78" style:parent-style-name="Normal" style:family="paragraph">
      <style:paragraph-properties fo:margin-bottom="0in" style:line-height-at-least="0.1979in" fo:background-color="#1F1F1F"/>
    </style:style>
    <style:style style:name="T137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80" style:parent-style-name="Normal" style:family="paragraph">
      <style:paragraph-properties fo:margin-bottom="0in" style:line-height-at-least="0.1979in" fo:background-color="#1F1F1F"/>
    </style:style>
    <style:style style:name="T138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82" style:parent-style-name="Normal" style:family="paragraph">
      <style:paragraph-properties fo:margin-bottom="0in" style:line-height-at-least="0.1979in" fo:background-color="#1F1F1F"/>
    </style:style>
    <style:style style:name="T138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8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8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389" style:parent-style-name="Normal" style:family="paragraph">
      <style:paragraph-properties fo:margin-bottom="0in" style:line-height-at-least="0.1979in" fo:background-color="#1F1F1F"/>
    </style:style>
    <style:style style:name="T139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91" style:parent-style-name="Normal" style:family="paragraph">
      <style:paragraph-properties fo:margin-bottom="0in" style:line-height-at-least="0.1979in" fo:background-color="#1F1F1F"/>
    </style:style>
    <style:style style:name="T13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396" style:parent-style-name="Normal" style:family="paragraph">
      <style:paragraph-properties fo:margin-bottom="0in" style:line-height-at-least="0.1979in" fo:background-color="#1F1F1F"/>
    </style:style>
    <style:style style:name="T1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9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0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06" style:parent-style-name="Normal" style:family="paragraph">
      <style:paragraph-properties fo:margin-bottom="0in" style:line-height-at-least="0.1979in" fo:background-color="#1F1F1F"/>
    </style:style>
    <style:style style:name="T1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0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09" style:parent-style-name="Normal" style:family="paragraph">
      <style:paragraph-properties fo:margin-bottom="0in" style:line-height-at-least="0.1979in" fo:background-color="#1F1F1F"/>
    </style:style>
    <style:style style:name="T141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11" style:parent-style-name="Normal" style:family="paragraph">
      <style:paragraph-properties fo:margin-bottom="0in" style:line-height-at-least="0.1979in" fo:background-color="#1F1F1F"/>
    </style:style>
    <style:style style:name="T141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13" style:parent-style-name="Normal" style:family="paragraph">
      <style:paragraph-properties fo:margin-bottom="0in" style:line-height-at-least="0.1979in" fo:background-color="#1F1F1F"/>
    </style:style>
    <style:style style:name="T141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41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1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4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1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4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420" style:parent-style-name="Normal" style:family="paragraph">
      <style:paragraph-properties fo:margin-bottom="0in" style:line-height-at-least="0.1979in" fo:background-color="#1F1F1F"/>
    </style:style>
    <style:style style:name="T14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22" style:parent-style-name="Normal" style:family="paragraph">
      <style:paragraph-properties fo:margin-bottom="0in" style:line-height-at-least="0.1979in" fo:background-color="#1F1F1F"/>
    </style:style>
    <style:style style:name="T14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27" style:parent-style-name="Normal" style:family="paragraph">
      <style:paragraph-properties fo:margin-bottom="0in" style:line-height-at-least="0.1979in" fo:background-color="#1F1F1F"/>
    </style:style>
    <style:style style:name="T14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2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3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37" style:parent-style-name="Normal" style:family="paragraph">
      <style:paragraph-properties fo:margin-bottom="0in" style:line-height-at-least="0.1979in" fo:background-color="#1F1F1F"/>
    </style:style>
    <style:style style:name="T14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3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40" style:parent-style-name="Normal" style:family="paragraph">
      <style:paragraph-properties fo:margin-bottom="0in" style:line-height-at-least="0.1979in" fo:background-color="#1F1F1F"/>
    </style:style>
    <style:style style:name="T144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42" style:parent-style-name="Normal" style:family="paragraph">
      <style:paragraph-properties fo:margin-bottom="0in" style:line-height-at-least="0.1979in" fo:background-color="#1F1F1F"/>
    </style:style>
    <style:style style:name="T144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44" style:parent-style-name="Normal" style:family="paragraph">
      <style:paragraph-properties fo:margin-bottom="0in" style:line-height-at-least="0.1979in" fo:background-color="#1F1F1F"/>
    </style:style>
    <style:style style:name="T144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44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4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4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449" style:parent-style-name="Normal" style:family="paragraph">
      <style:paragraph-properties fo:margin-bottom="0in" style:line-height-at-least="0.1979in" fo:background-color="#1F1F1F"/>
    </style:style>
    <style:style style:name="T145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51" style:parent-style-name="Normal" style:family="paragraph">
      <style:paragraph-properties fo:margin-bottom="0in" style:line-height-at-least="0.1979in" fo:background-color="#1F1F1F"/>
    </style:style>
    <style:style style:name="T14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56" style:parent-style-name="Normal" style:family="paragraph">
      <style:paragraph-properties fo:margin-bottom="0in" style:line-height-at-least="0.1979in" fo:background-color="#1F1F1F"/>
    </style:style>
    <style:style style:name="T14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5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66" style:parent-style-name="Normal" style:family="paragraph">
      <style:paragraph-properties fo:margin-bottom="0in" style:line-height-at-least="0.1979in" fo:background-color="#1F1F1F"/>
    </style:style>
    <style:style style:name="T14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6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74" style:parent-style-name="Normal" style:family="paragraph">
      <style:paragraph-properties fo:margin-bottom="0in" style:line-height-at-least="0.1979in" fo:background-color="#1F1F1F"/>
    </style:style>
    <style:style style:name="T14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7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84" style:parent-style-name="Normal" style:family="paragraph">
      <style:paragraph-properties fo:margin-bottom="0in" style:line-height-at-least="0.1979in" fo:background-color="#1F1F1F"/>
    </style:style>
    <style:style style:name="T1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8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92" style:parent-style-name="Normal" style:family="paragraph">
      <style:paragraph-properties fo:margin-bottom="0in" style:line-height-at-least="0.1979in" fo:background-color="#1F1F1F"/>
    </style:style>
    <style:style style:name="T1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9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496" style:parent-style-name="Normal" style:family="paragraph">
      <style:paragraph-properties fo:margin-bottom="0in" style:line-height-at-least="0.1979in" fo:background-color="#1F1F1F"/>
    </style:style>
    <style:style style:name="T14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9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06" style:parent-style-name="Normal" style:family="paragraph">
      <style:paragraph-properties fo:margin-bottom="0in" style:line-height-at-least="0.1979in" fo:background-color="#1F1F1F"/>
    </style:style>
    <style:style style:name="T15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08" style:parent-style-name="Normal" style:family="paragraph">
      <style:paragraph-properties fo:margin-bottom="0in" style:line-height-at-least="0.1979in" fo:background-color="#1F1F1F"/>
    </style:style>
    <style:style style:name="T15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1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11" style:parent-style-name="Normal" style:family="paragraph">
      <style:paragraph-properties fo:margin-bottom="0in" style:line-height-at-least="0.1979in" fo:background-color="#1F1F1F"/>
    </style:style>
    <style:style style:name="T151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513" style:parent-style-name="Normal" style:family="paragraph">
      <style:paragraph-properties fo:margin-bottom="0in" style:line-height-at-least="0.1979in" fo:background-color="#1F1F1F"/>
    </style:style>
    <style:style style:name="T151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515" style:parent-style-name="Normal" style:family="paragraph">
      <style:paragraph-properties fo:margin-bottom="0in" style:line-height-at-least="0.1979in" fo:background-color="#1F1F1F"/>
    </style:style>
    <style:style style:name="T151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5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1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5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520" style:parent-style-name="Normal" style:family="paragraph">
      <style:paragraph-properties fo:margin-bottom="0in" style:line-height-at-least="0.1979in" fo:background-color="#1F1F1F"/>
    </style:style>
    <style:style style:name="T15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522" style:parent-style-name="Normal" style:family="paragraph">
      <style:paragraph-properties fo:margin-bottom="0in" style:line-height-at-least="0.1979in" fo:background-color="#1F1F1F"/>
    </style:style>
    <style:style style:name="T15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27" style:parent-style-name="Normal" style:family="paragraph">
      <style:paragraph-properties fo:margin-bottom="0in" style:line-height-at-least="0.1979in" fo:background-color="#1F1F1F"/>
    </style:style>
    <style:style style:name="T15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33" style:parent-style-name="Normal" style:family="paragraph">
      <style:paragraph-properties fo:margin-bottom="0in" style:line-height-at-least="0.1979in" fo:background-color="#1F1F1F"/>
    </style:style>
    <style:style style:name="T15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35" style:parent-style-name="Normal" style:family="paragraph">
      <style:paragraph-properties fo:margin-bottom="0in" style:line-height-at-least="0.1979in" fo:background-color="#1F1F1F"/>
    </style:style>
    <style:style style:name="T15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3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41" style:parent-style-name="Normal" style:family="paragraph">
      <style:paragraph-properties fo:margin-bottom="0in" style:line-height-at-least="0.1979in" fo:background-color="#1F1F1F"/>
    </style:style>
    <style:style style:name="T1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47" style:parent-style-name="Normal" style:family="paragraph">
      <style:paragraph-properties fo:margin-bottom="0in" style:line-height-at-least="0.1979in" fo:background-color="#1F1F1F"/>
    </style:style>
    <style:style style:name="T15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4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53" style:parent-style-name="Normal" style:family="paragraph">
      <style:paragraph-properties fo:margin-bottom="0in" style:line-height-at-least="0.1979in" fo:background-color="#1F1F1F"/>
    </style:style>
    <style:style style:name="T15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5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59" style:parent-style-name="Normal" style:family="paragraph">
      <style:paragraph-properties fo:margin-bottom="0in" style:line-height-at-least="0.1979in" fo:background-color="#1F1F1F"/>
    </style:style>
    <style:style style:name="T15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6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6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65" style:parent-style-name="Normal" style:family="paragraph">
      <style:paragraph-properties fo:margin-bottom="0in" style:line-height-at-least="0.1979in" fo:background-color="#1F1F1F"/>
    </style:style>
    <style:style style:name="T15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6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71" style:parent-style-name="Normal" style:family="paragraph">
      <style:paragraph-properties fo:margin-bottom="0in" style:line-height-at-least="0.1979in" fo:background-color="#1F1F1F"/>
    </style:style>
    <style:style style:name="T15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77" style:parent-style-name="Normal" style:family="paragraph">
      <style:paragraph-properties fo:margin-bottom="0in" style:line-height-at-least="0.1979in" fo:background-color="#1F1F1F"/>
    </style:style>
    <style:style style:name="T15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7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83" style:parent-style-name="Normal" style:family="paragraph">
      <style:paragraph-properties fo:margin-bottom="0in" style:line-height-at-least="0.1979in" fo:background-color="#1F1F1F"/>
    </style:style>
    <style:style style:name="T15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8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8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89" style:parent-style-name="Normal" style:family="paragraph">
      <style:paragraph-properties fo:margin-bottom="0in" style:line-height-at-least="0.1979in" fo:background-color="#1F1F1F"/>
    </style:style>
    <style:style style:name="T15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9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93" style:parent-style-name="Normal" style:family="paragraph">
      <style:paragraph-properties fo:margin-bottom="0in" style:line-height-at-least="0.1979in" fo:background-color="#1F1F1F"/>
    </style:style>
    <style:style style:name="T15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9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599" style:parent-style-name="Normal" style:family="paragraph">
      <style:paragraph-properties fo:margin-bottom="0in" style:line-height-at-least="0.1979in" fo:background-color="#1F1F1F"/>
    </style:style>
    <style:style style:name="T16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601" style:parent-style-name="Normal" style:family="paragraph">
      <style:paragraph-properties fo:margin-bottom="0in" style:line-height-at-least="0.1979in" fo:background-color="#1F1F1F"/>
    </style:style>
    <style:style style:name="T16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P1603" style:parent-style-name="Normal" style:family="paragraph">
      <style:paragraph-properties fo:margin-bottom="0in" style:line-height-at-least="0.1979in" fo:background-color="#1F1F1F"/>
    </style:style>
    <style:style style:name="T160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160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06" style:parent-style-name="Normal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language="en" fo:country="US"/>
    </style:style>
  </office:automatic-styles>
  <office:body>
    <office:text text:use-soft-page-breaks="true">
      <text:p text:style-name="P1"/>
      <text:p text:style-name="P6"><text:span text:style-name="T7">&lt;?php</text:span></text:p>
      <text:p text:style-name="P8"><text:span text:style-name="T9">/**</text:span></text:p>
      <text:p text:style-name="P10"><text:span text:style-name="T11"> * Health Monitoring System - Database Connection</text:span></text:p>
      <text:p text:style-name="P12"><text:span text:style-name="T13"> * Uses PDO for secure database operations</text:span></text:p>
      <text:p text:style-name="P14"><text:span text:style-name="T15"> */</text:span></text:p>
      <text:p text:style-name="P16"/>
      <text:p text:style-name="P17"><text:span text:style-name="T18">require_once</text:span><text:span text:style-name="T19"><text:s/></text:span><text:span text:style-name="T20">__DIR__</text:span><text:span text:style-name="T21"><text:s/>.<text:s/></text:span><text:span text:style-name="T22">'/config.php'</text:span><text:span text:style-name="T23">;</text:span></text:p>
      <text:p text:style-name="P24"/>
      <text:p text:style-name="P25"><text:span text:style-name="T26">try</text:span><text:span text:style-name="T27"><text:s/>{</text:span></text:p>
      <text:p text:style-name="P28"><text:span text:style-name="T29">   <text:s/></text:span><text:span text:style-name="T30">// Create PDO connection</text:span></text:p>
      <text:p text:style-name="P31"><text:span text:style-name="T32">   <text:s/></text:span><text:span text:style-name="T33">$dsn</text:span><text:span text:style-name="T34"><text:s/>=<text:s/></text:span><text:span text:style-name="T35">"mysql:host="</text:span><text:span text:style-name="T36"><text:s/>. DB_HOST .<text:s/></text:span><text:span text:style-name="T37">";dbname="</text:span><text:span text:style-name="T38"><text:s/>. DB_NAME .<text:s/></text:span><text:span text:style-name="T39">";charset="</text:span><text:span text:style-name="T40"><text:s/>. DB_CHARSET;</text:span></text:p>
      <text:p text:style-name="P41"><text:span text:style-name="T42">   <text:s/></text:span></text:p>
      <text:p text:style-name="P43"><text:span text:style-name="T44">   <text:s/></text:span><text:span text:style-name="T45">$options</text:span><text:span text:style-name="T46"><text:s/>= [</text:span></text:p>
      <text:p text:style-name="P47"><text:span text:style-name="T48">       <text:s/></text:span><text:span text:style-name="T49">PDO</text:span><text:span text:style-name="T50">::ATTR_ERRMODE            =&gt;<text:s/></text:span><text:span text:style-name="T51">PDO</text:span><text:span text:style-name="T52">::ERRMODE_EXCEPTION,</text:span></text:p>
      <text:p text:style-name="P53"><text:span text:style-name="T54">       <text:s/></text:span><text:span text:style-name="T55">PDO</text:span><text:span text:style-name="T56">::ATTR_DEFAULT_FETCH_MODE =&gt;<text:s/></text:span><text:span text:style-name="T57">PDO</text:span><text:span text:style-name="T58">::FETCH_ASSOC,</text:span></text:p>
      <text:p text:style-name="P59"><text:span text:style-name="T60">       <text:s/></text:span><text:span text:style-name="T61">PDO</text:span><text:span text:style-name="T62">::ATTR_EMULATE_PREPARES   =&gt;<text:s/></text:span><text:span text:style-name="T63">false</text:span><text:span text:style-name="T64">,</text:span></text:p>
      <text:p text:style-name="P65"><text:span text:style-name="T66">       <text:s/></text:span><text:span text:style-name="T67">PDO</text:span><text:span text:style-name="T68">::MYSQL_ATTR_INIT_COMMAND =&gt;<text:s/></text:span><text:span text:style-name="T69">"SET NAMES "</text:span><text:span text:style-name="T70"><text:s/>. DB_CHARSET</text:span></text:p>
      <text:p text:style-name="P71"><text:span text:style-name="T72">    ];</text:span></text:p>
      <text:p text:style-name="P73"><text:span text:style-name="T74">   <text:s/></text:span></text:p>
      <text:p text:style-name="P75"><text:span text:style-name="T76">   <text:s/></text:span><text:span text:style-name="T77">$pdo</text:span><text:span text:style-name="T78"><text:s/>=<text:s/></text:span><text:span text:style-name="T79">new</text:span><text:span text:style-name="T80"><text:s/></text:span><text:span text:style-name="T81">PDO</text:span><text:span text:style-name="T82">(</text:span><text:span text:style-name="T83">$dsn</text:span><text:span text:style-name="T84">, DB_USER, DB_PASS,<text:s/></text:span><text:span text:style-name="T85">$options</text:span><text:span text:style-name="T86">);</text:span></text:p>
      <text:p text:style-name="P87"><text:span text:style-name="T88">   <text:s/></text:span></text:p>
      <text:p text:style-name="P89"><text:span text:style-name="T90">}<text:s/></text:span><text:span text:style-name="T91">catch</text:span><text:span text:style-name="T92"><text:s/>(</text:span><text:span text:style-name="T93">PDOException</text:span><text:span text:style-name="T94"><text:s/></text:span><text:span text:style-name="T95">$e</text:span><text:span text:style-name="T96">) {</text:span></text:p>
      <text:p text:style-name="P97"><text:span text:style-name="T98">   <text:s/></text:span><text:span text:style-name="T99">// Log error (in production, log to file instead of displaying)</text:span></text:p>
      <text:p text:style-name="P100"><text:span text:style-name="T101">   <text:s/></text:span><text:span text:style-name="T102">error_log</text:span><text:span text:style-name="T103">(</text:span><text:span text:style-name="T104">"Database Connection Error: "</text:span><text:span text:style-name="T105"><text:s/>.<text:s/></text:span><text:span text:style-name="T106">$e</text:span><text:span text:style-name="T107">-&gt;</text:span><text:span text:style-name="T108">getMessage</text:span><text:span text:style-name="T109">());</text:span></text:p>
      <text:p text:style-name="P110"><text:span text:style-name="T111">   <text:s/></text:span></text:p>
      <text:p text:style-name="P112"><text:span text:style-name="T113">   <text:s/></text:span><text:span text:style-name="T114">// Display user-friendly error</text:span></text:p>
      <text:p text:style-name="P115"><text:span text:style-name="T116">   <text:s/></text:span><text:span text:style-name="T117">die</text:span><text:span text:style-name="T118">(</text:span><text:span text:style-name="T119">"Database connection failed. Please contact system administrator."</text:span><text:span text:style-name="T120">);</text:span></text:p>
      <text:p text:style-name="P121"><text:span text:style-name="T122">}</text:span></text:p>
      <text:p text:style-name="P123"/>
      <text:p text:style-name="P124"><text:span text:style-name="T125">/**</text:span></text:p>
      <text:p text:style-name="P126"><text:span text:style-name="T127"> * Helper function to execute queries with error handling</text:span></text:p>
      <text:p text:style-name="P128"><text:span text:style-name="T129"> */</text:span></text:p>
      <text:p text:style-name="P130"><text:span text:style-name="T131">function</text:span><text:span text:style-name="T132"><text:s/></text:span><text:span text:style-name="T133">executeQuery</text:span><text:span text:style-name="T134">(</text:span><text:span text:style-name="T135">$pdo</text:span><text:span text:style-name="T136">,<text:s/></text:span><text:span text:style-name="T137">$sql</text:span><text:span text:style-name="T138">,<text:s/></text:span><text:span text:style-name="T139">$params</text:span><text:span text:style-name="T140"><text:s/>= []) {</text:span></text:p>
      <text:p text:style-name="P141"><text:span text:style-name="T142">   <text:s/></text:span><text:span text:style-name="T143">try</text:span><text:span text:style-name="T144"><text:s/>{</text:span></text:p>
      <text:p text:style-name="P145"><text:span text:style-name="T146">       <text:s/></text:span><text:span text:style-name="T147">$stmt</text:span><text:span text:style-name="T148"><text:s/>=<text:s/></text:span><text:span text:style-name="T149">$pdo</text:span><text:span text:style-name="T150">-&gt;</text:span><text:span text:style-name="T151">prepare</text:span><text:span text:style-name="T152">(</text:span><text:span text:style-name="T153">$sql</text:span><text:span text:style-name="T154">);</text:span></text:p>
      <text:p text:style-name="P155"><text:span text:style-name="T156">       <text:s/></text:span><text:span text:style-name="T157">$stmt</text:span><text:span text:style-name="T158">-&gt;</text:span><text:span text:style-name="T159">execute</text:span><text:span text:style-name="T160">(</text:span><text:span text:style-name="T161">$params</text:span><text:span text:style-name="T162">);</text:span></text:p>
      <text:p text:style-name="P163"><text:span text:style-name="T164">       <text:s/></text:span><text:span text:style-name="T165">return</text:span><text:span text:style-name="T166"><text:s/></text:span><text:span text:style-name="T167">$stmt</text:span><text:span text:style-name="T168">;</text:span></text:p>
      <text:p text:style-name="P169"><text:span text:style-name="T170">    }<text:s/></text:span><text:span text:style-name="T171">catch</text:span><text:span text:style-name="T172"><text:s/>(</text:span><text:span text:style-name="T173">PDOException</text:span><text:span text:style-name="T174"><text:s/></text:span><text:span text:style-name="T175">$e</text:span><text:span text:style-name="T176">) {</text:span></text:p>
      <text:p text:style-name="P177"><text:span text:style-name="T178">       <text:s/></text:span><text:span text:style-name="T179">error_log</text:span><text:span text:style-name="T180">(</text:span><text:span text:style-name="T181">"Query Error: "</text:span><text:span text:style-name="T182"><text:s/>.<text:s/></text:span><text:span text:style-name="T183">$e</text:span><text:span text:style-name="T184">-&gt;</text:span><text:span text:style-name="T185">getMessage</text:span><text:span text:style-name="T186">());</text:span></text:p>
      <text:p text:style-name="P187"><text:span text:style-name="T188">       <text:s/></text:span><text:span text:style-name="T189">return</text:span><text:span text:style-name="T190"><text:s/></text:span><text:span text:style-name="T191">false</text:span><text:span text:style-name="T192">;</text:span></text:p>
      <text:p text:style-name="P193"><text:span text:style-name="T194">    }</text:span></text:p>
      <text:p text:style-name="P195"><text:span text:style-name="T196">}</text:span></text:p>
      <text:p text:style-name="P197"/>
      <text:p text:style-name="P198"><text:span text:style-name="T199">/**</text:span></text:p>
      <text:p text:style-name="P200"><text:span text:style-name="T201"> * Helper function to get single row</text:span></text:p>
      <text:p text:style-name="P202"><text:span text:style-name="T203"> */</text:span></text:p>
      <text:soft-page-break/>
      <text:p text:style-name="P204"><text:span text:style-name="T205">function</text:span><text:span text:style-name="T206"><text:s/></text:span><text:span text:style-name="T207">fetchOne</text:span><text:span text:style-name="T208">(</text:span><text:span text:style-name="T209">$pdo</text:span><text:span text:style-name="T210">,<text:s/></text:span><text:span text:style-name="T211">$sql</text:span><text:span text:style-name="T212">,<text:s/></text:span><text:span text:style-name="T213">$params</text:span><text:span text:style-name="T214"><text:s/>= []) {</text:span></text:p>
      <text:p text:style-name="P215"><text:span text:style-name="T216">   <text:s/></text:span><text:span text:style-name="T217">$stmt</text:span><text:span text:style-name="T218"><text:s/>=<text:s/></text:span><text:span text:style-name="T219">executeQuery</text:span><text:span text:style-name="T220">(</text:span><text:span text:style-name="T221">$pdo</text:span><text:span text:style-name="T222">,<text:s/></text:span><text:span text:style-name="T223">$sql</text:span><text:span text:style-name="T224">,<text:s/></text:span><text:span text:style-name="T225">$params</text:span><text:span text:style-name="T226">);</text:span></text:p>
      <text:p text:style-name="P227"><text:span text:style-name="T228">   <text:s/></text:span><text:span text:style-name="T229">return</text:span><text:span text:style-name="T230"><text:s/></text:span><text:span text:style-name="T231">$stmt</text:span><text:span text:style-name="T232"><text:s/>?<text:s/></text:span><text:span text:style-name="T233">$stmt</text:span><text:span text:style-name="T234">-&gt;</text:span><text:span text:style-name="T235">fetch</text:span><text:span text:style-name="T236">() :<text:s/></text:span><text:span text:style-name="T237">false</text:span><text:span text:style-name="T238">;</text:span></text:p>
      <text:p text:style-name="P239"><text:span text:style-name="T240">}</text:span></text:p>
      <text:p text:style-name="P241"/>
      <text:p text:style-name="P242"><text:span text:style-name="T243">/**</text:span></text:p>
      <text:p text:style-name="P244"><text:span text:style-name="T245"> * Helper function to get all rows</text:span></text:p>
      <text:p text:style-name="P246"><text:span text:style-name="T247"> */</text:span></text:p>
      <text:p text:style-name="P248"><text:span text:style-name="T249">function</text:span><text:span text:style-name="T250"><text:s/></text:span><text:span text:style-name="T251">fetchAll</text:span><text:span text:style-name="T252">(</text:span><text:span text:style-name="T253">$pdo</text:span><text:span text:style-name="T254">,<text:s/></text:span><text:span text:style-name="T255">$sql</text:span><text:span text:style-name="T256">,<text:s/></text:span><text:span text:style-name="T257">$params</text:span><text:span text:style-name="T258"><text:s/>= []) {</text:span></text:p>
      <text:p text:style-name="P259"><text:span text:style-name="T260">   <text:s/></text:span><text:span text:style-name="T261">$stmt</text:span><text:span text:style-name="T262"><text:s/>=<text:s/></text:span><text:span text:style-name="T263">executeQuery</text:span><text:span text:style-name="T264">(</text:span><text:span text:style-name="T265">$pdo</text:span><text:span text:style-name="T266">,<text:s/></text:span><text:span text:style-name="T267">$sql</text:span><text:span text:style-name="T268">,<text:s/></text:span><text:span text:style-name="T269">$params</text:span><text:span text:style-name="T270">);</text:span></text:p>
      <text:p text:style-name="P271"><text:span text:style-name="T272">   <text:s/></text:span><text:span text:style-name="T273">return</text:span><text:span text:style-name="T274"><text:s/></text:span><text:span text:style-name="T275">$stmt</text:span><text:span text:style-name="T276"><text:s/>?<text:s/></text:span><text:span text:style-name="T277">$stmt</text:span><text:span text:style-name="T278">-&gt;</text:span><text:span text:style-name="T279">fetchAll</text:span><text:span text:style-name="T280">() :<text:s/></text:span><text:span text:style-name="T281">false</text:span><text:span text:style-name="T282">;</text:span></text:p>
      <text:p text:style-name="P283"><text:span text:style-name="T284">}</text:span></text:p>
      <text:p text:style-name="P285"><text:span text:style-name="T286">?&gt;</text:span></text:p>
      <text:p text:style-name="P287"/>
      <text:p text:style-name="P288"/>
      <text:p text:style-name="P289"><text:span text:style-name="T290">Appendix E</text:span><text:span text:style-name="T291">2</text:span><text:span text:style-name="T292">: Dashboard AJAX Logic (assets/js/dashboard.js)</text:span><text:span text:style-name="T293"><text:s/></text:span><text:span text:style-name="T294">Only the core refresh function is included below:</text:span></text:p>
      <text:p text:style-name="P295">/**</text:p>
      <text:p text:style-name="P296"><text:s/>* Generate sensor data via AJAX</text:p>
      <text:p text:style-name="P297"><text:s/>*/</text:p>
      <text:p text:style-name="P298">function generateSensorData() {</text:p>
      <text:p text:style-name="P299"><text:s text:c="4"/>fetch(`${API_BASE_URL}/generate_sensor_data.php`, {</text:p>
      <text:p text:style-name="P300"><text:s text:c="8"/>method: 'POST',</text:p>
      <text:p text:style-name="P301"><text:s text:c="8"/>headers: {</text:p>
      <text:p text:style-name="P302"><text:s text:c="12"/>'X-Requested-With': 'XMLHttpRequest'</text:p>
      <text:p text:style-name="P303"><text:s text:c="8"/>}</text:p>
      <text:p text:style-name="P304"><text:s text:c="4"/>})</text:p>
      <text:p text:style-name="P305"><text:s text:c="4"/>.then(response =&gt; response.json())</text:p>
      <text:p text:style-name="P306"><text:s text:c="4"/>.then(data =&gt; {</text:p>
      <text:p text:style-name="P307"><text:s text:c="8"/>if (data.success) {</text:p>
      <text:p text:style-name="P308"><text:s text:c="12"/>console.log(`Generated data for ${data.generated} patients`);</text:p>
      <text:p text:style-name="P309"><text:s text:c="12"/>updateLastRefreshTime();</text:p>
      <text:p text:style-name="P310"><text:s text:c="8"/>}</text:p>
      <text:p text:style-name="P311"><text:s text:c="4"/>});</text:p>
      <text:p text:style-name="P312">}</text:p>
      <text:p text:style-name="P313"><text:span text:style-name="T314">Appendix E4: Authentication Logic (includes/auth.php)</text:span><text:span text:style-name="T315"><text:s/></text:span></text:p>
      <text:p text:style-name="P316"><text:span text:style-name="T317">&lt;?php</text:span></text:p>
      <text:soft-page-break/>
      <text:p text:style-name="P318"><text:span text:style-name="T319">/**</text:span></text:p>
      <text:p text:style-name="P320"><text:span text:style-name="T321"> * Health Monitoring System - Authentication Functions</text:span></text:p>
      <text:p text:style-name="P322"><text:span text:style-name="T323"> * Handles login, logout, session management, and access control</text:span></text:p>
      <text:p text:style-name="P324"><text:span text:style-name="T325"> */</text:span></text:p>
      <text:p text:style-name="P326"/>
      <text:p text:style-name="P327"><text:span text:style-name="T328">require_once</text:span><text:span text:style-name="T329"><text:s/></text:span><text:span text:style-name="T330">__DIR__</text:span><text:span text:style-name="T331"><text:s/>.<text:s/></text:span><text:span text:style-name="T332">'/../config/config.php'</text:span><text:span text:style-name="T333">;</text:span></text:p>
      <text:p text:style-name="P334"><text:span text:style-name="T335">require_once</text:span><text:span text:style-name="T336"><text:s/></text:span><text:span text:style-name="T337">__DIR__</text:span><text:span text:style-name="T338"><text:s/>.<text:s/></text:span><text:span text:style-name="T339">'/../config/db_connect.php'</text:span><text:span text:style-name="T340">;</text:span></text:p>
      <text:p text:style-name="P341"><text:span text:style-name="T342">require_once</text:span><text:span text:style-name="T343"><text:s/></text:span><text:span text:style-name="T344">__DIR__</text:span><text:span text:style-name="T345"><text:s/>.<text:s/></text:span><text:span text:style-name="T346">'/audit.php'</text:span><text:span text:style-name="T347">;</text:span></text:p>
      <text:p text:style-name="P348"/>
      <text:p text:style-name="P349"><text:span text:style-name="T350">/**</text:span></text:p>
      <text:p text:style-name="P351"><text:span text:style-name="T352"> * Authenticate user across all roles</text:span></text:p>
      <text:p text:style-name="P353"><text:span text:style-name="T354"> *<text:s/></text:span><text:span text:style-name="T355">@param</text:span><text:span text:style-name="T356"><text:s/></text:span><text:span text:style-name="T357">string</text:span><text:span text:style-name="T358"><text:s/>$username</text:span></text:p>
      <text:p text:style-name="P359"><text:span text:style-name="T360"> *<text:s/></text:span><text:span text:style-name="T361">@param</text:span><text:span text:style-name="T362"><text:s/></text:span><text:span text:style-name="T363">string</text:span><text:span text:style-name="T364"><text:s/>$password</text:span></text:p>
      <text:p text:style-name="P365"><text:span text:style-name="T366"> *<text:s/></text:span><text:span text:style-name="T367">@param</text:span><text:span text:style-name="T368"><text:s/></text:span><text:span text:style-name="T369">string</text:span><text:span text:style-name="T370"><text:s/>$role (admin, caregiver, patient, family)</text:span></text:p>
      <text:p text:style-name="P371"><text:span text:style-name="T372"> *<text:s/></text:span><text:span text:style-name="T373">@return</text:span><text:span text:style-name="T374"><text:s/></text:span><text:span text:style-name="T375">array</text:span><text:span text:style-name="T376">|</text:span><text:span text:style-name="T377">false</text:span><text:span text:style-name="T378"><text:s/>User data on success, false on failure</text:span></text:p>
      <text:p text:style-name="P379"><text:span text:style-name="T380"> */</text:span></text:p>
      <text:p text:style-name="P381"><text:span text:style-name="T382">function</text:span><text:span text:style-name="T383"><text:s/></text:span><text:span text:style-name="T384">login</text:span><text:span text:style-name="T385">(</text:span><text:span text:style-name="T386">$username</text:span><text:span text:style-name="T387">,<text:s/></text:span><text:span text:style-name="T388">$password</text:span><text:span text:style-name="T389">,<text:s/></text:span><text:span text:style-name="T390">$role</text:span><text:span text:style-name="T391">) {</text:span></text:p>
      <text:p text:style-name="P392"><text:span text:style-name="T393">   <text:s/></text:span><text:span text:style-name="T394">global</text:span><text:span text:style-name="T395"><text:s/></text:span><text:span text:style-name="T396">$pdo</text:span><text:span text:style-name="T397">;</text:span></text:p>
      <text:p text:style-name="P398"><text:span text:style-name="T399">   <text:s/></text:span></text:p>
      <text:p text:style-name="P400"><text:span text:style-name="T401">   <text:s/></text:span><text:span text:style-name="T402">$user</text:span><text:span text:style-name="T403"><text:s/>=<text:s/></text:span><text:span text:style-name="T404">false</text:span><text:span text:style-name="T405">;</text:span></text:p>
      <text:p text:style-name="P406"><text:span text:style-name="T407">   <text:s/></text:span><text:span text:style-name="T408">$user_id</text:span><text:span text:style-name="T409"><text:s/>=<text:s/></text:span><text:span text:style-name="T410">null</text:span><text:span text:style-name="T411">;</text:span></text:p>
      <text:p text:style-name="P412"><text:span text:style-name="T413">   <text:s/></text:span><text:span text:style-name="T414">$user_data</text:span><text:span text:style-name="T415"><text:s/>= [];</text:span></text:p>
      <text:p text:style-name="P416"><text:span text:style-name="T417">   <text:s/></text:span></text:p>
      <text:p text:style-name="P418"><text:span text:style-name="T419">   <text:s/></text:span><text:span text:style-name="T420">try</text:span><text:span text:style-name="T421"><text:s/>{</text:span></text:p>
      <text:p text:style-name="P422"><text:span text:style-name="T423">       <text:s/></text:span><text:span text:style-name="T424">switch</text:span><text:span text:style-name="T425"><text:s/>(</text:span><text:span text:style-name="T426">$role</text:span><text:span text:style-name="T427">) {</text:span></text:p>
      <text:p text:style-name="P428"><text:span text:style-name="T429">           <text:s/></text:span><text:span text:style-name="T430">case</text:span><text:span text:style-name="T431"><text:s/></text:span><text:span text:style-name="T432">'admin'</text:span><text:span text:style-name="T433">:</text:span></text:p>
      <text:p text:style-name="P434"><text:span text:style-name="T435">           <text:s/></text:span><text:span text:style-name="T436">case</text:span><text:span text:style-name="T437"><text:s/></text:span><text:span text:style-name="T438">'caregiver'</text:span><text:span text:style-name="T439">:</text:span></text:p>
      <text:p text:style-name="P440"><text:span text:style-name="T441">               <text:s/></text:span><text:span text:style-name="T442">// Check users table</text:span></text:p>
      <text:p text:style-name="P443"><text:span text:style-name="T444">               <text:s/></text:span><text:span text:style-name="T445">$stmt</text:span><text:span text:style-name="T446"><text:s/>=<text:s/></text:span><text:span text:style-name="T447">$pdo</text:span><text:span text:style-name="T448">-&gt;</text:span><text:span text:style-name="T449">prepare</text:span><text:span text:style-name="T450">(</text:span><text:span text:style-name="T451">"</text:span></text:p>
      <text:p text:style-name="P452"><text:span text:style-name="T453">                    SELECT user_id, username, password_hash, full_name, email, role, is_active<text:s/></text:span></text:p>
      <text:p text:style-name="P454"><text:span text:style-name="T455">                    FROM users<text:s/></text:span></text:p>
      <text:p text:style-name="P456"><text:span text:style-name="T457">                    WHERE username = ? AND role = ? AND is_active = 1</text:span></text:p>
      <text:p text:style-name="P458"><text:span text:style-name="T459">                "</text:span><text:span text:style-name="T460">);</text:span></text:p>
      <text:p text:style-name="P461"><text:span text:style-name="T462">               <text:s/></text:span><text:span text:style-name="T463">$stmt</text:span><text:span text:style-name="T464">-&gt;</text:span><text:span text:style-name="T465">execute</text:span><text:span text:style-name="T466">([</text:span><text:span text:style-name="T467">$username</text:span><text:span text:style-name="T468">,<text:s/></text:span><text:span text:style-name="T469">$role</text:span><text:span text:style-name="T470">]);</text:span></text:p>
      <text:p text:style-name="P471"><text:span text:style-name="T472">               <text:s/></text:span><text:span text:style-name="T473">$user</text:span><text:span text:style-name="T474"><text:s/>=<text:s/></text:span><text:span text:style-name="T475">$stmt</text:span><text:span text:style-name="T476">-&gt;</text:span><text:span text:style-name="T477">fetch</text:span><text:span text:style-name="T478">();</text:span></text:p>
      <text:p text:style-name="P479"><text:span text:style-name="T480">               <text:s/></text:span></text:p>
      <text:p text:style-name="P481"><text:span text:style-name="T482">               <text:s/></text:span><text:span text:style-name="T483">if</text:span><text:span text:style-name="T484"><text:s/>(</text:span><text:span text:style-name="T485">$user</text:span><text:span text:style-name="T486"><text:s/>&amp;&amp;<text:s/></text:span><text:span text:style-name="T487">password_verify</text:span><text:span text:style-name="T488">(</text:span><text:span text:style-name="T489">$password</text:span><text:span text:style-name="T490">,<text:s/></text:span><text:span text:style-name="T491">$user</text:span><text:span text:style-name="T492">[</text:span><text:span text:style-name="T493">'password_hash'</text:span><text:span text:style-name="T494">])) {</text:span></text:p>
      <text:p text:style-name="P495"><text:span text:style-name="T496">                   <text:s/></text:span><text:span text:style-name="T497">$user_id</text:span><text:span text:style-name="T498"><text:s/>=<text:s/></text:span><text:span text:style-name="T499">$user</text:span><text:span text:style-name="T500">[</text:span><text:span text:style-name="T501">'user_id'</text:span><text:span text:style-name="T502">];</text:span></text:p>
      <text:p text:style-name="P503"><text:span text:style-name="T504">                   <text:s/></text:span><text:span text:style-name="T505">$user_data</text:span><text:span text:style-name="T506"><text:s/>= [</text:span></text:p>
      <text:p text:style-name="P507"><text:span text:style-name="T508">                       <text:s/></text:span><text:span text:style-name="T509">'user_id'</text:span><text:span text:style-name="T510"><text:s/>=&gt;<text:s/></text:span><text:span text:style-name="T511">$user</text:span><text:span text:style-name="T512">[</text:span><text:span text:style-name="T513">'user_id'</text:span><text:span text:style-name="T514">],</text:span></text:p>
      <text:p text:style-name="P515"><text:span text:style-name="T516">                       <text:s/></text:span><text:span text:style-name="T517">'username'</text:span><text:span text:style-name="T518"><text:s/>=&gt;<text:s/></text:span><text:span text:style-name="T519">$user</text:span><text:span text:style-name="T520">[</text:span><text:span text:style-name="T521">'username'</text:span><text:span text:style-name="T522">],</text:span></text:p>
      <text:p text:style-name="P523"><text:span text:style-name="T524">                       <text:s/></text:span><text:span text:style-name="T525">'full_name'</text:span><text:span text:style-name="T526"><text:s/>=&gt;<text:s/></text:span><text:span text:style-name="T527">$user</text:span><text:span text:style-name="T528">[</text:span><text:span text:style-name="T529">'full_name'</text:span><text:span text:style-name="T530">],</text:span></text:p>
      <text:p text:style-name="P531"><text:span text:style-name="T532">                       <text:s/></text:span><text:span text:style-name="T533">'email'</text:span><text:span text:style-name="T534"><text:s/>=&gt;<text:s/></text:span><text:span text:style-name="T535">$user</text:span><text:span text:style-name="T536">[</text:span><text:span text:style-name="T537">'email'</text:span><text:span text:style-name="T538">],</text:span></text:p>
      <text:p text:style-name="P539"><text:span text:style-name="T540">                       <text:s/></text:span><text:span text:style-name="T541">'role'</text:span><text:span text:style-name="T542"><text:s/>=&gt;<text:s/></text:span><text:span text:style-name="T543">$user</text:span><text:span text:style-name="T544">[</text:span><text:span text:style-name="T545">'role'</text:span><text:span text:style-name="T546">]</text:span></text:p>
      <text:p text:style-name="P547"><text:span text:style-name="T548">                    ];</text:span></text:p>
      <text:p text:style-name="P549"><text:span text:style-name="T550">                }<text:s/></text:span><text:span text:style-name="T551">else</text:span><text:span text:style-name="T552"><text:s/>{</text:span></text:p>
      <text:soft-page-break/>
      <text:p text:style-name="P553"><text:span text:style-name="T554">                   <text:s/></text:span><text:span text:style-name="T555">return</text:span><text:span text:style-name="T556"><text:s/></text:span><text:span text:style-name="T557">false</text:span><text:span text:style-name="T558">;</text:span></text:p>
      <text:p text:style-name="P559"><text:span text:style-name="T560">                }</text:span></text:p>
      <text:p text:style-name="P561"><text:span text:style-name="T562">               <text:s/></text:span><text:span text:style-name="T563">break</text:span><text:span text:style-name="T564">;</text:span></text:p>
      <text:p text:style-name="P565"><text:span text:style-name="T566">               <text:s/></text:span></text:p>
      <text:p text:style-name="P567"><text:span text:style-name="T568">           <text:s/></text:span><text:span text:style-name="T569">case</text:span><text:span text:style-name="T570"><text:s/></text:span><text:span text:style-name="T571">'patient'</text:span><text:span text:style-name="T572">:</text:span></text:p>
      <text:p text:style-name="P573"><text:span text:style-name="T574">               <text:s/></text:span><text:span text:style-name="T575">// Check patient_users table</text:span></text:p>
      <text:p text:style-name="P576"><text:span text:style-name="T577">               <text:s/></text:span><text:span text:style-name="T578">$stmt</text:span><text:span text:style-name="T579"><text:s/>=<text:s/></text:span><text:span text:style-name="T580">$pdo</text:span><text:span text:style-name="T581">-&gt;</text:span><text:span text:style-name="T582">prepare</text:span><text:span text:style-name="T583">(</text:span><text:span text:style-name="T584">"</text:span></text:p>
      <text:p text:style-name="P585"><text:span text:style-name="T586">                    SELECT pu.patient_user_id, pu.patient_id, pu.username, pu.password_hash,<text:s/></text:span></text:p>
      <text:p text:style-name="P587"><text:span text:style-name="T588">                           p.first_name, p.last_name, p.is_active</text:span></text:p>
      <text:p text:style-name="P589"><text:span text:style-name="T590">                    FROM patient_users pu</text:span></text:p>
      <text:p text:style-name="P591"><text:span text:style-name="T592">                    JOIN patients p ON pu.patient_id = p.patient_id</text:span></text:p>
      <text:p text:style-name="P593"><text:span text:style-name="T594">                    WHERE pu.username = ? AND pu.is_active = 1 AND p.is_active = 1</text:span></text:p>
      <text:p text:style-name="P595"><text:span text:style-name="T596">                "</text:span><text:span text:style-name="T597">);</text:span></text:p>
      <text:p text:style-name="P598"><text:span text:style-name="T599">               <text:s/></text:span><text:span text:style-name="T600">$stmt</text:span><text:span text:style-name="T601">-&gt;</text:span><text:span text:style-name="T602">execute</text:span><text:span text:style-name="T603">([</text:span><text:span text:style-name="T604">$username</text:span><text:span text:style-name="T605">]);</text:span></text:p>
      <text:p text:style-name="P606"><text:span text:style-name="T607">               <text:s/></text:span><text:span text:style-name="T608">$user</text:span><text:span text:style-name="T609"><text:s/>=<text:s/></text:span><text:span text:style-name="T610">$stmt</text:span><text:span text:style-name="T611">-&gt;</text:span><text:span text:style-name="T612">fetch</text:span><text:span text:style-name="T613">();</text:span></text:p>
      <text:p text:style-name="P614"><text:span text:style-name="T615">               <text:s/></text:span></text:p>
      <text:p text:style-name="P616"><text:span text:style-name="T617">               <text:s/></text:span><text:span text:style-name="T618">if</text:span><text:span text:style-name="T619"><text:s/>(</text:span><text:span text:style-name="T620">$user</text:span><text:span text:style-name="T621"><text:s/>&amp;&amp;<text:s/></text:span><text:span text:style-name="T622">password_verify</text:span><text:span text:style-name="T623">(</text:span><text:span text:style-name="T624">$password</text:span><text:span text:style-name="T625">,<text:s/></text:span><text:span text:style-name="T626">$user</text:span><text:span text:style-name="T627">[</text:span><text:span text:style-name="T628">'password_hash'</text:span><text:span text:style-name="T629">])) {</text:span></text:p>
      <text:p text:style-name="P630"><text:span text:style-name="T631">                   <text:s/></text:span><text:span text:style-name="T632">$user_id</text:span><text:span text:style-name="T633"><text:s/>=<text:s/></text:span><text:span text:style-name="T634">$user</text:span><text:span text:style-name="T635">[</text:span><text:span text:style-name="T636">'patient_user_id'</text:span><text:span text:style-name="T637">];</text:span></text:p>
      <text:p text:style-name="P638"><text:span text:style-name="T639">                   <text:s/></text:span><text:span text:style-name="T640">$user_data</text:span><text:span text:style-name="T641"><text:s/>= [</text:span></text:p>
      <text:p text:style-name="P642"><text:span text:style-name="T643">                       <text:s/></text:span><text:span text:style-name="T644">'user_id'</text:span><text:span text:style-name="T645"><text:s/>=&gt;<text:s/></text:span><text:span text:style-name="T646">$user</text:span><text:span text:style-name="T647">[</text:span><text:span text:style-name="T648">'patient_user_id'</text:span><text:span text:style-name="T649">],</text:span></text:p>
      <text:p text:style-name="P650"><text:span text:style-name="T651">                       <text:s/></text:span><text:span text:style-name="T652">'patient_id'</text:span><text:span text:style-name="T653"><text:s/>=&gt;<text:s/></text:span><text:span text:style-name="T654">$user</text:span><text:span text:style-name="T655">[</text:span><text:span text:style-name="T656">'patient_id'</text:span><text:span text:style-name="T657">],</text:span></text:p>
      <text:p text:style-name="P658"><text:span text:style-name="T659">                       <text:s/></text:span><text:span text:style-name="T660">'username'</text:span><text:span text:style-name="T661"><text:s/>=&gt;<text:s/></text:span><text:span text:style-name="T662">$user</text:span><text:span text:style-name="T663">[</text:span><text:span text:style-name="T664">'username'</text:span><text:span text:style-name="T665">],</text:span></text:p>
      <text:p text:style-name="P666"><text:span text:style-name="T667">                       <text:s/></text:span><text:span text:style-name="T668">'full_name'</text:span><text:span text:style-name="T669"><text:s/>=&gt;<text:s/></text:span><text:span text:style-name="T670">$user</text:span><text:span text:style-name="T671">[</text:span><text:span text:style-name="T672">'first_name'</text:span><text:span text:style-name="T673">] .<text:s/></text:span><text:span text:style-name="T674">' '</text:span><text:span text:style-name="T675"><text:s/>.<text:s/></text:span><text:span text:style-name="T676">$user</text:span><text:span text:style-name="T677">[</text:span><text:span text:style-name="T678">'last_name'</text:span><text:span text:style-name="T679">],</text:span></text:p>
      <text:p text:style-name="P680"><text:span text:style-name="T681">                       <text:s/></text:span><text:span text:style-name="T682">'role'</text:span><text:span text:style-name="T683"><text:s/>=&gt;<text:s/></text:span><text:span text:style-name="T684">'patient'</text:span></text:p>
      <text:p text:style-name="P685"><text:span text:style-name="T686">                    ];</text:span></text:p>
      <text:p text:style-name="P687"><text:span text:style-name="T688">                }<text:s/></text:span><text:span text:style-name="T689">else</text:span><text:span text:style-name="T690"><text:s/>{</text:span></text:p>
      <text:p text:style-name="P691"><text:span text:style-name="T692">                   <text:s/></text:span><text:span text:style-name="T693">return</text:span><text:span text:style-name="T694"><text:s/></text:span><text:span text:style-name="T695">false</text:span><text:span text:style-name="T696">;</text:span></text:p>
      <text:p text:style-name="P697"><text:span text:style-name="T698">                }</text:span></text:p>
      <text:p text:style-name="P699"><text:span text:style-name="T700">               <text:s/></text:span><text:span text:style-name="T701">break</text:span><text:span text:style-name="T702">;</text:span></text:p>
      <text:p text:style-name="P703"><text:span text:style-name="T704">               <text:s/></text:span></text:p>
      <text:p text:style-name="P705"><text:span text:style-name="T706">           <text:s/></text:span><text:span text:style-name="T707">case</text:span><text:span text:style-name="T708"><text:s/></text:span><text:span text:style-name="T709">'family'</text:span><text:span text:style-name="T710">:</text:span></text:p>
      <text:p text:style-name="P711"><text:span text:style-name="T712">               <text:s/></text:span><text:span text:style-name="T713">// Check family_users table</text:span></text:p>
      <text:p text:style-name="P714"><text:span text:style-name="T715">               <text:s/></text:span><text:span text:style-name="T716">$stmt</text:span><text:span text:style-name="T717"><text:s/>=<text:s/></text:span><text:span text:style-name="T718">$pdo</text:span><text:span text:style-name="T719">-&gt;</text:span><text:span text:style-name="T720">prepare</text:span><text:span text:style-name="T721">(</text:span><text:span text:style-name="T722">"</text:span></text:p>
      <text:p text:style-name="P723"><text:span text:style-name="T724">                    SELECT fu.family_user_id, fu.patient_id, fu.username, fu.password_hash,<text:s/></text:span></text:p>
      <text:p text:style-name="P725"><text:span text:style-name="T726">                           fu.full_name, fu.relationship, fu.is_active</text:span></text:p>
      <text:p text:style-name="P727"><text:span text:style-name="T728">                    FROM family_users fu</text:span></text:p>
      <text:p text:style-name="P729"><text:span text:style-name="T730">                    WHERE fu.username = ? AND fu.is_active = 1</text:span></text:p>
      <text:p text:style-name="P731"><text:span text:style-name="T732">                "</text:span><text:span text:style-name="T733">);</text:span></text:p>
      <text:p text:style-name="P734"><text:span text:style-name="T735">               <text:s/></text:span><text:span text:style-name="T736">$stmt</text:span><text:span text:style-name="T737">-&gt;</text:span><text:span text:style-name="T738">execute</text:span><text:span text:style-name="T739">([</text:span><text:span text:style-name="T740">$username</text:span><text:span text:style-name="T741">]);</text:span></text:p>
      <text:p text:style-name="P742"><text:span text:style-name="T743">               <text:s/></text:span><text:span text:style-name="T744">$user</text:span><text:span text:style-name="T745"><text:s/>=<text:s/></text:span><text:span text:style-name="T746">$stmt</text:span><text:span text:style-name="T747">-&gt;</text:span><text:span text:style-name="T748">fetch</text:span><text:span text:style-name="T749">();</text:span></text:p>
      <text:p text:style-name="P750"><text:span text:style-name="T751">               <text:s/></text:span></text:p>
      <text:p text:style-name="P752"><text:span text:style-name="T753">               <text:s/></text:span><text:span text:style-name="T754">if</text:span><text:span text:style-name="T755"><text:s/>(</text:span><text:span text:style-name="T756">$user</text:span><text:span text:style-name="T757"><text:s/>&amp;&amp;<text:s/></text:span><text:span text:style-name="T758">password_verify</text:span><text:span text:style-name="T759">(</text:span><text:span text:style-name="T760">$password</text:span><text:span text:style-name="T761">,<text:s/></text:span><text:span text:style-name="T762">$user</text:span><text:span text:style-name="T763">[</text:span><text:span text:style-name="T764">'password_hash'</text:span><text:span text:style-name="T765">])) {</text:span></text:p>
      <text:soft-page-break/>
      <text:p text:style-name="P766"><text:span text:style-name="T767">                   <text:s/></text:span><text:span text:style-name="T768">$user_id</text:span><text:span text:style-name="T769"><text:s/>=<text:s/></text:span><text:span text:style-name="T770">$user</text:span><text:span text:style-name="T771">[</text:span><text:span text:style-name="T772">'family_user_id'</text:span><text:span text:style-name="T773">];</text:span></text:p>
      <text:p text:style-name="P774"><text:span text:style-name="T775">                   <text:s/></text:span><text:span text:style-name="T776">$user_data</text:span><text:span text:style-name="T777"><text:s/>= [</text:span></text:p>
      <text:p text:style-name="P778"><text:span text:style-name="T779">                       <text:s/></text:span><text:span text:style-name="T780">'user_id'</text:span><text:span text:style-name="T781"><text:s/>=&gt;<text:s/></text:span><text:span text:style-name="T782">$user</text:span><text:span text:style-name="T783">[</text:span><text:span text:style-name="T784">'family_user_id'</text:span><text:span text:style-name="T785">],</text:span></text:p>
      <text:p text:style-name="P786"><text:span text:style-name="T787">                       <text:s/></text:span><text:span text:style-name="T788">'patient_id'</text:span><text:span text:style-name="T789"><text:s/>=&gt;<text:s/></text:span><text:span text:style-name="T790">$user</text:span><text:span text:style-name="T791">[</text:span><text:span text:style-name="T792">'patient_id'</text:span><text:span text:style-name="T793">],</text:span></text:p>
      <text:p text:style-name="P794"><text:span text:style-name="T795">                       <text:s/></text:span><text:span text:style-name="T796">'username'</text:span><text:span text:style-name="T797"><text:s/>=&gt;<text:s/></text:span><text:span text:style-name="T798">$user</text:span><text:span text:style-name="T799">[</text:span><text:span text:style-name="T800">'username'</text:span><text:span text:style-name="T801">],</text:span></text:p>
      <text:p text:style-name="P802"><text:span text:style-name="T803">                       <text:s/></text:span><text:span text:style-name="T804">'full_name'</text:span><text:span text:style-name="T805"><text:s/>=&gt;<text:s/></text:span><text:span text:style-name="T806">$user</text:span><text:span text:style-name="T807">[</text:span><text:span text:style-name="T808">'full_name'</text:span><text:span text:style-name="T809">],</text:span></text:p>
      <text:p text:style-name="P810"><text:span text:style-name="T811">                       <text:s/></text:span><text:span text:style-name="T812">'relationship'</text:span><text:span text:style-name="T813"><text:s/>=&gt;<text:s/></text:span><text:span text:style-name="T814">$user</text:span><text:span text:style-name="T815">[</text:span><text:span text:style-name="T816">'relationship'</text:span><text:span text:style-name="T817">],</text:span></text:p>
      <text:p text:style-name="P818"><text:span text:style-name="T819">                       <text:s/></text:span><text:span text:style-name="T820">'role'</text:span><text:span text:style-name="T821"><text:s/>=&gt;<text:s/></text:span><text:span text:style-name="T822">'family'</text:span></text:p>
      <text:p text:style-name="P823"><text:span text:style-name="T824">                    ];</text:span></text:p>
      <text:p text:style-name="P825"><text:span text:style-name="T826">                }<text:s/></text:span><text:span text:style-name="T827">else</text:span><text:span text:style-name="T828"><text:s/>{</text:span></text:p>
      <text:p text:style-name="P829"><text:span text:style-name="T830">                   <text:s/></text:span><text:span text:style-name="T831">return</text:span><text:span text:style-name="T832"><text:s/></text:span><text:span text:style-name="T833">false</text:span><text:span text:style-name="T834">;</text:span></text:p>
      <text:p text:style-name="P835"><text:span text:style-name="T836">                }</text:span></text:p>
      <text:p text:style-name="P837"><text:span text:style-name="T838">               <text:s/></text:span><text:span text:style-name="T839">break</text:span><text:span text:style-name="T840">;</text:span></text:p>
      <text:p text:style-name="P841"><text:span text:style-name="T842">               <text:s/></text:span></text:p>
      <text:p text:style-name="P843"><text:span text:style-name="T844">           <text:s/></text:span><text:span text:style-name="T845">default</text:span><text:span text:style-name="T846">:</text:span></text:p>
      <text:p text:style-name="P847"><text:span text:style-name="T848">               <text:s/></text:span><text:span text:style-name="T849">return</text:span><text:span text:style-name="T850"><text:s/></text:span><text:span text:style-name="T851">false</text:span><text:span text:style-name="T852">;</text:span></text:p>
      <text:p text:style-name="P853"><text:span text:style-name="T854">        }</text:span></text:p>
      <text:p text:style-name="P855"><text:span text:style-name="T856">       <text:s/></text:span></text:p>
      <text:p text:style-name="P857"><text:span text:style-name="T858">       <text:s/></text:span><text:span text:style-name="T859">// If authentication successful, create session</text:span></text:p>
      <text:p text:style-name="P860"><text:span text:style-name="T861">       <text:s/></text:span><text:span text:style-name="T862">if</text:span><text:span text:style-name="T863"><text:s/>(</text:span><text:span text:style-name="T864">$user_data</text:span><text:span text:style-name="T865">) {</text:span></text:p>
      <text:p text:style-name="P866"><text:span text:style-name="T867">           <text:s/></text:span><text:span text:style-name="T868">// Regenerate session ID for security</text:span></text:p>
      <text:p text:style-name="P869"><text:span text:style-name="T870">           <text:s/></text:span><text:span text:style-name="T871">session_regenerate_id</text:span><text:span text:style-name="T872">(</text:span><text:span text:style-name="T873">true</text:span><text:span text:style-name="T874">);</text:span></text:p>
      <text:p text:style-name="P875"><text:span text:style-name="T876">           <text:s/></text:span></text:p>
      <text:p text:style-name="P877"><text:span text:style-name="T878">           <text:s/></text:span><text:span text:style-name="T879">// Store user data in session</text:span></text:p>
      <text:p text:style-name="P880"><text:span text:style-name="T881">           <text:s/></text:span><text:span text:style-name="T882">$_SESSION</text:span><text:span text:style-name="T883">[</text:span><text:span text:style-name="T884">'user_id'</text:span><text:span text:style-name="T885">] =<text:s/></text:span><text:span text:style-name="T886">$user_data</text:span><text:span text:style-name="T887">[</text:span><text:span text:style-name="T888">'user_id'</text:span><text:span text:style-name="T889">];</text:span></text:p>
      <text:p text:style-name="P890"><text:span text:style-name="T891">           <text:s/></text:span><text:span text:style-name="T892">$_SESSION</text:span><text:span text:style-name="T893">[</text:span><text:span text:style-name="T894">'username'</text:span><text:span text:style-name="T895">] =<text:s/></text:span><text:span text:style-name="T896">$user_data</text:span><text:span text:style-name="T897">[</text:span><text:span text:style-name="T898">'username'</text:span><text:span text:style-name="T899">];</text:span></text:p>
      <text:p text:style-name="P900"><text:span text:style-name="T901">           <text:s/></text:span><text:span text:style-name="T902">$_SESSION</text:span><text:span text:style-name="T903">[</text:span><text:span text:style-name="T904">'full_name'</text:span><text:span text:style-name="T905">] =<text:s/></text:span><text:span text:style-name="T906">$user_data</text:span><text:span text:style-name="T907">[</text:span><text:span text:style-name="T908">'full_name'</text:span><text:span text:style-name="T909">];</text:span></text:p>
      <text:p text:style-name="P910"><text:span text:style-name="T911">           <text:s/></text:span><text:span text:style-name="T912">$_SESSION</text:span><text:span text:style-name="T913">[</text:span><text:span text:style-name="T914">'role'</text:span><text:span text:style-name="T915">] =<text:s/></text:span><text:span text:style-name="T916">$role</text:span><text:span text:style-name="T917">;</text:span></text:p>
      <text:p text:style-name="P918"><text:span text:style-name="T919">           <text:s/></text:span><text:span text:style-name="T920">$_SESSION</text:span><text:span text:style-name="T921">[</text:span><text:span text:style-name="T922">'logged_in'</text:span><text:span text:style-name="T923">] =<text:s/></text:span><text:span text:style-name="T924">true</text:span><text:span text:style-name="T925">;</text:span></text:p>
      <text:p text:style-name="P926"><text:span text:style-name="T927">           <text:s/></text:span><text:span text:style-name="T928">$_SESSION</text:span><text:span text:style-name="T929">[</text:span><text:span text:style-name="T930">'login_time'</text:span><text:span text:style-name="T931">] =<text:s/></text:span><text:span text:style-name="T932">time</text:span><text:span text:style-name="T933">();</text:span></text:p>
      <text:p text:style-name="P934"><text:span text:style-name="T935">           <text:s/></text:span><text:span text:style-name="T936">$_SESSION</text:span><text:span text:style-name="T937">[</text:span><text:span text:style-name="T938">'last_activity'</text:span><text:span text:style-name="T939">] =<text:s/></text:span><text:span text:style-name="T940">time</text:span><text:span text:style-name="T941">();</text:span></text:p>
      <text:p text:style-name="P942"><text:span text:style-name="T943">           <text:s/></text:span></text:p>
      <text:p text:style-name="P944"><text:span text:style-name="T945">           <text:s/></text:span><text:span text:style-name="T946">// Store patient_id for patient and family roles</text:span></text:p>
      <text:p text:style-name="P947"><text:span text:style-name="T948">           <text:s/></text:span><text:span text:style-name="T949">if</text:span><text:span text:style-name="T950"><text:s/>(</text:span><text:span text:style-name="T951">isset</text:span><text:span text:style-name="T952">(</text:span><text:span text:style-name="T953">$user_data</text:span><text:span text:style-name="T954">[</text:span><text:span text:style-name="T955">'patient_id'</text:span><text:span text:style-name="T956">])) {</text:span></text:p>
      <text:p text:style-name="P957"><text:span text:style-name="T958">               <text:s/></text:span><text:span text:style-name="T959">$_SESSION</text:span><text:span text:style-name="T960">[</text:span><text:span text:style-name="T961">'patient_id'</text:span><text:span text:style-name="T962">] =<text:s/></text:span><text:span text:style-name="T963">$user_data</text:span><text:span text:style-name="T964">[</text:span><text:span text:style-name="T965">'patient_id'</text:span><text:span text:style-name="T966">];</text:span></text:p>
      <text:p text:style-name="P967"><text:span text:style-name="T968">            }</text:span></text:p>
      <text:p text:style-name="P969"><text:span text:style-name="T970">           <text:s/></text:span></text:p>
      <text:p text:style-name="P971"><text:span text:style-name="T972">           <text:s/></text:span><text:span text:style-name="T973">// Log successful login</text:span></text:p>
      <text:p text:style-name="P974"><text:span text:style-name="T975">           <text:s/></text:span><text:span text:style-name="T976">log_audit</text:span><text:span text:style-name="T977">(</text:span><text:span text:style-name="T978">$user_id</text:span><text:span text:style-name="T979">,<text:s/></text:span><text:span text:style-name="T980">$role</text:span><text:span text:style-name="T981">,<text:s/></text:span><text:span text:style-name="T982">'LOGIN'</text:span><text:span text:style-name="T983">,<text:s/></text:span><text:span text:style-name="T984">"User {</text:span><text:span text:style-name="T985">$username</text:span><text:span text:style-name="T986">} logged in successfully"</text:span><text:span text:style-name="T987">,<text:s/></text:span><text:span text:style-name="T988">get_client_ip</text:span><text:span text:style-name="T989">());</text:span></text:p>
      <text:p text:style-name="P990"><text:span text:style-name="T991">           <text:s/></text:span></text:p>
      <text:p text:style-name="P992"><text:span text:style-name="T993">           <text:s/></text:span><text:span text:style-name="T994">return</text:span><text:span text:style-name="T995"><text:s/></text:span><text:span text:style-name="T996">$user_data</text:span><text:span text:style-name="T997">;</text:span></text:p>
      <text:p text:style-name="P998"><text:span text:style-name="T999">        }</text:span></text:p>
      <text:p text:style-name="P1000"><text:span text:style-name="T1001">       <text:s/></text:span></text:p>
      <text:p text:style-name="P1002"><text:span text:style-name="T1003">    }<text:s/></text:span><text:span text:style-name="T1004">catch</text:span><text:span text:style-name="T1005"><text:s/>(</text:span><text:span text:style-name="T1006">PDOException</text:span><text:span text:style-name="T1007"><text:s/></text:span><text:span text:style-name="T1008">$e</text:span><text:span text:style-name="T1009">) {</text:span></text:p>
      <text:p text:style-name="P1010"><text:span text:style-name="T1011">       <text:s/></text:span><text:span text:style-name="T1012">error_log</text:span><text:span text:style-name="T1013">(</text:span><text:span text:style-name="T1014">"Login Error: "</text:span><text:span text:style-name="T1015"><text:s/>.<text:s/></text:span><text:span text:style-name="T1016">$e</text:span><text:span text:style-name="T1017">-&gt;</text:span><text:span text:style-name="T1018">getMessage</text:span><text:span text:style-name="T1019">());</text:span></text:p>
      <text:p text:style-name="P1020"><text:span text:style-name="T1021">       <text:s/></text:span><text:span text:style-name="T1022">return</text:span><text:span text:style-name="T1023"><text:s/></text:span><text:span text:style-name="T1024">false</text:span><text:span text:style-name="T1025">;</text:span></text:p>
      <text:p text:style-name="P1026"><text:span text:style-name="T1027">    }</text:span></text:p>
      <text:soft-page-break/>
      <text:p text:style-name="P1028"><text:span text:style-name="T1029">   <text:s/></text:span></text:p>
      <text:p text:style-name="P1030"><text:span text:style-name="T1031">   <text:s/></text:span><text:span text:style-name="T1032">return</text:span><text:span text:style-name="T1033"><text:s/></text:span><text:span text:style-name="T1034">false</text:span><text:span text:style-name="T1035">;</text:span></text:p>
      <text:p text:style-name="P1036"><text:span text:style-name="T1037">}</text:span></text:p>
      <text:p text:style-name="P1038"/>
      <text:p text:style-name="P1039"><text:span text:style-name="T1040">/**</text:span></text:p>
      <text:p text:style-name="P1041"><text:span text:style-name="T1042"> * Logout user and destroy session</text:span></text:p>
      <text:p text:style-name="P1043"><text:span text:style-name="T1044"> */</text:span></text:p>
      <text:p text:style-name="P1045"><text:span text:style-name="T1046">function</text:span><text:span text:style-name="T1047"><text:s/></text:span><text:span text:style-name="T1048">logout</text:span><text:span text:style-name="T1049">() {</text:span></text:p>
      <text:p text:style-name="P1050"><text:span text:style-name="T1051">   <text:s/></text:span><text:span text:style-name="T1052">if</text:span><text:span text:style-name="T1053"><text:s/>(</text:span><text:span text:style-name="T1054">isset</text:span><text:span text:style-name="T1055">(</text:span><text:span text:style-name="T1056">$_SESSION</text:span><text:span text:style-name="T1057">[</text:span><text:span text:style-name="T1058">'user_id'</text:span><text:span text:style-name="T1059">]) &amp;&amp;<text:s/></text:span><text:span text:style-name="T1060">isset</text:span><text:span text:style-name="T1061">(</text:span><text:span text:style-name="T1062">$_SESSION</text:span><text:span text:style-name="T1063">[</text:span><text:span text:style-name="T1064">'role'</text:span><text:span text:style-name="T1065">])) {</text:span></text:p>
      <text:p text:style-name="P1066"><text:span text:style-name="T1067">       <text:s/></text:span><text:span text:style-name="T1068">// Log logout</text:span></text:p>
      <text:p text:style-name="P1069"><text:span text:style-name="T1070">       <text:s/></text:span><text:span text:style-name="T1071">log_audit</text:span><text:span text:style-name="T1072">(</text:span><text:span text:style-name="T1073">$_SESSION</text:span><text:span text:style-name="T1074">[</text:span><text:span text:style-name="T1075">'user_id'</text:span><text:span text:style-name="T1076">],<text:s/></text:span><text:span text:style-name="T1077">$_SESSION</text:span><text:span text:style-name="T1078">[</text:span><text:span text:style-name="T1079">'role'</text:span><text:span text:style-name="T1080">],<text:s/></text:span><text:span text:style-name="T1081">'LOGOUT'</text:span><text:span text:style-name="T1082">,<text:s/></text:span><text:span text:style-name="T1083">"User {</text:span><text:span text:style-name="T1084">$_SESSION</text:span><text:span text:style-name="T1085">['username']} logged out"</text:span><text:span text:style-name="T1086">,<text:s/></text:span><text:span text:style-name="T1087">get_client_ip</text:span><text:span text:style-name="T1088">());</text:span></text:p>
      <text:p text:style-name="P1089"><text:span text:style-name="T1090">    }</text:span></text:p>
      <text:p text:style-name="P1091"><text:span text:style-name="T1092">   <text:s/></text:span></text:p>
      <text:p text:style-name="P1093"><text:span text:style-name="T1094">   <text:s/></text:span><text:span text:style-name="T1095">// Destroy session</text:span></text:p>
      <text:p text:style-name="P1096"><text:span text:style-name="T1097">   <text:s/></text:span><text:span text:style-name="T1098">$_SESSION</text:span><text:span text:style-name="T1099"><text:s/>= [];</text:span></text:p>
      <text:p text:style-name="P1100"><text:span text:style-name="T1101">   <text:s/></text:span><text:span text:style-name="T1102">session_destroy</text:span><text:span text:style-name="T1103">();</text:span></text:p>
      <text:p text:style-name="P1104"><text:span text:style-name="T1105">   <text:s/></text:span></text:p>
      <text:p text:style-name="P1106"><text:span text:style-name="T1107">   <text:s/></text:span><text:span text:style-name="T1108">// Start new session</text:span></text:p>
      <text:p text:style-name="P1109"><text:span text:style-name="T1110">   <text:s/></text:span><text:span text:style-name="T1111">session_start</text:span><text:span text:style-name="T1112">();</text:span></text:p>
      <text:p text:style-name="P1113"><text:span text:style-name="T1114">}</text:span></text:p>
      <text:p text:style-name="P1115"/>
      <text:p text:style-name="P1116"><text:span text:style-name="T1117">/**</text:span></text:p>
      <text:p text:style-name="P1118"><text:span text:style-name="T1119"> * Check if user is authenticated</text:span></text:p>
      <text:p text:style-name="P1120"><text:span text:style-name="T1121"> *<text:s/></text:span><text:span text:style-name="T1122">@return</text:span><text:span text:style-name="T1123"><text:s/></text:span><text:span text:style-name="T1124">bool</text:span></text:p>
      <text:p text:style-name="P1125"><text:span text:style-name="T1126"> */</text:span></text:p>
      <text:p text:style-name="P1127"><text:span text:style-name="T1128">function</text:span><text:span text:style-name="T1129"><text:s/></text:span><text:span text:style-name="T1130">is_authenticated</text:span><text:span text:style-name="T1131">() {</text:span></text:p>
      <text:p text:style-name="P1132"><text:span text:style-name="T1133">   <text:s/></text:span><text:span text:style-name="T1134">return</text:span><text:span text:style-name="T1135"><text:s/></text:span><text:span text:style-name="T1136">isset</text:span><text:span text:style-name="T1137">(</text:span><text:span text:style-name="T1138">$_SESSION</text:span><text:span text:style-name="T1139">[</text:span><text:span text:style-name="T1140">'logged_in'</text:span><text:span text:style-name="T1141">]) &amp;&amp;<text:s/></text:span><text:span text:style-name="T1142">$_SESSION</text:span><text:span text:style-name="T1143">[</text:span><text:span text:style-name="T1144">'logged_in'</text:span><text:span text:style-name="T1145">] ===<text:s/></text:span><text:span text:style-name="T1146">true</text:span><text:span text:style-name="T1147">;</text:span></text:p>
      <text:p text:style-name="P1148"><text:span text:style-name="T1149">}</text:span></text:p>
      <text:p text:style-name="P1150"/>
      <text:p text:style-name="P1151"><text:span text:style-name="T1152">/**</text:span></text:p>
      <text:p text:style-name="P1153"><text:span text:style-name="T1154"> * Check if user has specific role</text:span></text:p>
      <text:p text:style-name="P1155"><text:span text:style-name="T1156"> *<text:s/></text:span><text:span text:style-name="T1157">@param</text:span><text:span text:style-name="T1158"><text:s/></text:span><text:span text:style-name="T1159">string</text:span><text:span text:style-name="T1160">|</text:span><text:span text:style-name="T1161">array</text:span><text:span text:style-name="T1162"><text:s/>$allowed_roles</text:span></text:p>
      <text:p text:style-name="P1163"><text:span text:style-name="T1164"> *<text:s/></text:span><text:span text:style-name="T1165">@return</text:span><text:span text:style-name="T1166"><text:s/></text:span><text:span text:style-name="T1167">bool</text:span></text:p>
      <text:p text:style-name="P1168"><text:span text:style-name="T1169"> */</text:span></text:p>
      <text:p text:style-name="P1170"><text:span text:style-name="T1171">function</text:span><text:span text:style-name="T1172"><text:s/></text:span><text:span text:style-name="T1173">has_role</text:span><text:span text:style-name="T1174">(</text:span><text:span text:style-name="T1175">$allowed_roles</text:span><text:span text:style-name="T1176">) {</text:span></text:p>
      <text:p text:style-name="P1177"><text:span text:style-name="T1178">   <text:s/></text:span><text:span text:style-name="T1179">if</text:span><text:span text:style-name="T1180"><text:s/>(!</text:span><text:span text:style-name="T1181">is_authenticated</text:span><text:span text:style-name="T1182">()) {</text:span></text:p>
      <text:p text:style-name="P1183"><text:span text:style-name="T1184">       <text:s/></text:span><text:span text:style-name="T1185">return</text:span><text:span text:style-name="T1186"><text:s/></text:span><text:span text:style-name="T1187">false</text:span><text:span text:style-name="T1188">;</text:span></text:p>
      <text:p text:style-name="P1189"><text:span text:style-name="T1190">    }</text:span></text:p>
      <text:p text:style-name="P1191"><text:span text:style-name="T1192">   <text:s/></text:span></text:p>
      <text:p text:style-name="P1193"><text:span text:style-name="T1194">   <text:s/></text:span><text:span text:style-name="T1195">if</text:span><text:span text:style-name="T1196"><text:s/>(</text:span><text:span text:style-name="T1197">is_array</text:span><text:span text:style-name="T1198">(</text:span><text:span text:style-name="T1199">$allowed_roles</text:span><text:span text:style-name="T1200">)) {</text:span></text:p>
      <text:p text:style-name="P1201"><text:span text:style-name="T1202">       <text:s/></text:span><text:span text:style-name="T1203">return</text:span><text:span text:style-name="T1204"><text:s/></text:span><text:span text:style-name="T1205">in_array</text:span><text:span text:style-name="T1206">(</text:span><text:span text:style-name="T1207">$_SESSION</text:span><text:span text:style-name="T1208">[</text:span><text:span text:style-name="T1209">'role'</text:span><text:span text:style-name="T1210">],<text:s/></text:span><text:span text:style-name="T1211">$allowed_roles</text:span><text:span text:style-name="T1212">);</text:span></text:p>
      <text:p text:style-name="P1213"><text:span text:style-name="T1214">    }</text:span></text:p>
      <text:p text:style-name="P1215"><text:span text:style-name="T1216">   <text:s/></text:span></text:p>
      <text:p text:style-name="P1217"><text:span text:style-name="T1218">   <text:s/></text:span><text:span text:style-name="T1219">return</text:span><text:span text:style-name="T1220"><text:s/></text:span><text:span text:style-name="T1221">$_SESSION</text:span><text:span text:style-name="T1222">[</text:span><text:span text:style-name="T1223">'role'</text:span><text:span text:style-name="T1224">] ===<text:s/></text:span><text:span text:style-name="T1225">$allowed_roles</text:span><text:span text:style-name="T1226">;</text:span></text:p>
      <text:p text:style-name="P1227"><text:span text:style-name="T1228">}</text:span></text:p>
      <text:p text:style-name="P1229"/>
      <text:p text:style-name="P1230"><text:span text:style-name="T1231">/**</text:span></text:p>
      <text:soft-page-break/>
      <text:p text:style-name="P1232"><text:span text:style-name="T1233"> * Require authentication - redirect to login if not authenticated</text:span></text:p>
      <text:p text:style-name="P1234"><text:span text:style-name="T1235"> */</text:span></text:p>
      <text:p text:style-name="P1236"><text:span text:style-name="T1237">function</text:span><text:span text:style-name="T1238"><text:s/></text:span><text:span text:style-name="T1239">require_auth</text:span><text:span text:style-name="T1240">() {</text:span></text:p>
      <text:p text:style-name="P1241"><text:span text:style-name="T1242">   <text:s/></text:span><text:span text:style-name="T1243">if</text:span><text:span text:style-name="T1244"><text:s/>(!</text:span><text:span text:style-name="T1245">is_authenticated</text:span><text:span text:style-name="T1246">()) {</text:span></text:p>
      <text:p text:style-name="P1247"><text:span text:style-name="T1248">       <text:s/></text:span><text:span text:style-name="T1249">header</text:span><text:span text:style-name="T1250">(</text:span><text:span text:style-name="T1251">'Location: '</text:span><text:span text:style-name="T1252"><text:s/>. APP_URL .<text:s/></text:span><text:span text:style-name="T1253">'/login.php'</text:span><text:span text:style-name="T1254">);</text:span></text:p>
      <text:p text:style-name="P1255"><text:span text:style-name="T1256">       <text:s/></text:span><text:span text:style-name="T1257">exit</text:span><text:span text:style-name="T1258">;</text:span></text:p>
      <text:p text:style-name="P1259"><text:span text:style-name="T1260">    }</text:span></text:p>
      <text:p text:style-name="P1261"><text:span text:style-name="T1262">}</text:span></text:p>
      <text:p text:style-name="P1263"/>
      <text:p text:style-name="P1264"><text:span text:style-name="T1265">/**</text:span></text:p>
      <text:p text:style-name="P1266"><text:span text:style-name="T1267"> * Require specific role - redirect if user doesn't have permission</text:span></text:p>
      <text:p text:style-name="P1268"><text:span text:style-name="T1269"> *<text:s/></text:span><text:span text:style-name="T1270">@param</text:span><text:span text:style-name="T1271"><text:s/></text:span><text:span text:style-name="T1272">string</text:span><text:span text:style-name="T1273">|</text:span><text:span text:style-name="T1274">array</text:span><text:span text:style-name="T1275"><text:s/>$allowed_roles</text:span></text:p>
      <text:p text:style-name="P1276"><text:span text:style-name="T1277"> */</text:span></text:p>
      <text:p text:style-name="P1278"><text:span text:style-name="T1279">function</text:span><text:span text:style-name="T1280"><text:s/></text:span><text:span text:style-name="T1281">require_role</text:span><text:span text:style-name="T1282">(</text:span><text:span text:style-name="T1283">$allowed_roles</text:span><text:span text:style-name="T1284">) {</text:span></text:p>
      <text:p text:style-name="P1285"><text:span text:style-name="T1286">   <text:s/></text:span><text:span text:style-name="T1287">require_auth</text:span><text:span text:style-name="T1288">();</text:span></text:p>
      <text:p text:style-name="P1289"><text:span text:style-name="T1290">   <text:s/></text:span></text:p>
      <text:p text:style-name="P1291"><text:span text:style-name="T1292">   <text:s/></text:span><text:span text:style-name="T1293">if</text:span><text:span text:style-name="T1294"><text:s/>(!</text:span><text:span text:style-name="T1295">has_role</text:span><text:span text:style-name="T1296">(</text:span><text:span text:style-name="T1297">$allowed_roles</text:span><text:span text:style-name="T1298">)) {</text:span></text:p>
      <text:p text:style-name="P1299"><text:span text:style-name="T1300">       <text:s/></text:span><text:span text:style-name="T1301">header</text:span><text:span text:style-name="T1302">(</text:span><text:span text:style-name="T1303">'Location: '</text:span><text:span text:style-name="T1304"><text:s/>. APP_URL .<text:s/></text:span><text:span text:style-name="T1305">'/access_denied.php'</text:span><text:span text:style-name="T1306">);</text:span></text:p>
      <text:p text:style-name="P1307"><text:span text:style-name="T1308">       <text:s/></text:span><text:span text:style-name="T1309">exit</text:span><text:span text:style-name="T1310">;</text:span></text:p>
      <text:p text:style-name="P1311"><text:span text:style-name="T1312">    }</text:span></text:p>
      <text:p text:style-name="P1313"><text:span text:style-name="T1314">}</text:span></text:p>
      <text:p text:style-name="P1315"/>
      <text:p text:style-name="P1316"><text:span text:style-name="T1317">/**</text:span></text:p>
      <text:p text:style-name="P1318"><text:span text:style-name="T1319"> * Get current user ID</text:span></text:p>
      <text:p text:style-name="P1320"><text:span text:style-name="T1321"> *<text:s/></text:span><text:span text:style-name="T1322">@return</text:span><text:span text:style-name="T1323"><text:s/></text:span><text:span text:style-name="T1324">int</text:span><text:span text:style-name="T1325">|</text:span><text:span text:style-name="T1326">null</text:span></text:p>
      <text:p text:style-name="P1327"><text:span text:style-name="T1328"> */</text:span></text:p>
      <text:p text:style-name="P1329"><text:span text:style-name="T1330">function</text:span><text:span text:style-name="T1331"><text:s/></text:span><text:span text:style-name="T1332">get_current_user_id</text:span><text:span text:style-name="T1333">() {</text:span></text:p>
      <text:p text:style-name="P1334"><text:span text:style-name="T1335">   <text:s/></text:span><text:span text:style-name="T1336">return</text:span><text:span text:style-name="T1337"><text:s/></text:span><text:span text:style-name="T1338">$_SESSION</text:span><text:span text:style-name="T1339">[</text:span><text:span text:style-name="T1340">'user_id'</text:span><text:span text:style-name="T1341">] ??<text:s/></text:span><text:span text:style-name="T1342">null</text:span><text:span text:style-name="T1343">;</text:span></text:p>
      <text:p text:style-name="P1344"><text:span text:style-name="T1345">}</text:span></text:p>
      <text:p text:style-name="P1346"/>
      <text:p text:style-name="P1347"><text:span text:style-name="T1348">/**</text:span></text:p>
      <text:p text:style-name="P1349"><text:span text:style-name="T1350"> * Get current user role</text:span></text:p>
      <text:p text:style-name="P1351"><text:span text:style-name="T1352"> *<text:s/></text:span><text:span text:style-name="T1353">@return</text:span><text:span text:style-name="T1354"><text:s/></text:span><text:span text:style-name="T1355">string</text:span><text:span text:style-name="T1356">|</text:span><text:span text:style-name="T1357">null</text:span></text:p>
      <text:p text:style-name="P1358"><text:span text:style-name="T1359"> */</text:span></text:p>
      <text:p text:style-name="P1360"><text:span text:style-name="T1361">function</text:span><text:span text:style-name="T1362"><text:s/></text:span><text:span text:style-name="T1363">get_current_user_role</text:span><text:span text:style-name="T1364">() {</text:span></text:p>
      <text:p text:style-name="P1365"><text:span text:style-name="T1366">   <text:s/></text:span><text:span text:style-name="T1367">return</text:span><text:span text:style-name="T1368"><text:s/></text:span><text:span text:style-name="T1369">$_SESSION</text:span><text:span text:style-name="T1370">[</text:span><text:span text:style-name="T1371">'role'</text:span><text:span text:style-name="T1372">] ??<text:s/></text:span><text:span text:style-name="T1373">null</text:span><text:span text:style-name="T1374">;</text:span></text:p>
      <text:p text:style-name="P1375"><text:span text:style-name="T1376">}</text:span></text:p>
      <text:p text:style-name="P1377"/>
      <text:p text:style-name="P1378"><text:span text:style-name="T1379">/**</text:span></text:p>
      <text:p text:style-name="P1380"><text:span text:style-name="T1381"> * Get current user full name</text:span></text:p>
      <text:p text:style-name="P1382"><text:span text:style-name="T1383"> *<text:s/></text:span><text:span text:style-name="T1384">@return</text:span><text:span text:style-name="T1385"><text:s/></text:span><text:span text:style-name="T1386">string</text:span><text:span text:style-name="T1387">|</text:span><text:span text:style-name="T1388">null</text:span></text:p>
      <text:p text:style-name="P1389"><text:span text:style-name="T1390"> */</text:span></text:p>
      <text:p text:style-name="P1391"><text:span text:style-name="T1392">function</text:span><text:span text:style-name="T1393"><text:s/></text:span><text:span text:style-name="T1394">get_current_user_name</text:span><text:span text:style-name="T1395">() {</text:span></text:p>
      <text:p text:style-name="P1396"><text:span text:style-name="T1397">   <text:s/></text:span><text:span text:style-name="T1398">return</text:span><text:span text:style-name="T1399"><text:s/></text:span><text:span text:style-name="T1400">$_SESSION</text:span><text:span text:style-name="T1401">[</text:span><text:span text:style-name="T1402">'full_name'</text:span><text:span text:style-name="T1403">] ??<text:s/></text:span><text:span text:style-name="T1404">null</text:span><text:span text:style-name="T1405">;</text:span></text:p>
      <text:p text:style-name="P1406"><text:span text:style-name="T1407">}</text:span></text:p>
      <text:p text:style-name="P1408"/>
      <text:p text:style-name="P1409"><text:span text:style-name="T1410">/**</text:span></text:p>
      <text:p text:style-name="P1411"><text:span text:style-name="T1412"> * Get current patient ID (for patient and family roles)</text:span></text:p>
      <text:soft-page-break/>
      <text:p text:style-name="P1413"><text:span text:style-name="T1414"> *<text:s/></text:span><text:span text:style-name="T1415">@return</text:span><text:span text:style-name="T1416"><text:s/></text:span><text:span text:style-name="T1417">int</text:span><text:span text:style-name="T1418">|</text:span><text:span text:style-name="T1419">null</text:span></text:p>
      <text:p text:style-name="P1420"><text:span text:style-name="T1421"> */</text:span></text:p>
      <text:p text:style-name="P1422"><text:span text:style-name="T1423">function</text:span><text:span text:style-name="T1424"><text:s/></text:span><text:span text:style-name="T1425">get_current_patient_id</text:span><text:span text:style-name="T1426">() {</text:span></text:p>
      <text:p text:style-name="P1427"><text:span text:style-name="T1428">   <text:s/></text:span><text:span text:style-name="T1429">return</text:span><text:span text:style-name="T1430"><text:s/></text:span><text:span text:style-name="T1431">$_SESSION</text:span><text:span text:style-name="T1432">[</text:span><text:span text:style-name="T1433">'patient_id'</text:span><text:span text:style-name="T1434">] ??<text:s/></text:span><text:span text:style-name="T1435">null</text:span><text:span text:style-name="T1436">;</text:span></text:p>
      <text:p text:style-name="P1437"><text:span text:style-name="T1438">}</text:span></text:p>
      <text:p text:style-name="P1439"/>
      <text:p text:style-name="P1440"><text:span text:style-name="T1441">/**</text:span></text:p>
      <text:p text:style-name="P1442"><text:span text:style-name="T1443"> * Get client IP address</text:span></text:p>
      <text:p text:style-name="P1444"><text:span text:style-name="T1445"> *<text:s/></text:span><text:span text:style-name="T1446">@return</text:span><text:span text:style-name="T1447"><text:s/></text:span><text:span text:style-name="T1448">string</text:span></text:p>
      <text:p text:style-name="P1449"><text:span text:style-name="T1450"> */</text:span></text:p>
      <text:p text:style-name="P1451"><text:span text:style-name="T1452">function</text:span><text:span text:style-name="T1453"><text:s/></text:span><text:span text:style-name="T1454">get_client_ip</text:span><text:span text:style-name="T1455">() {</text:span></text:p>
      <text:p text:style-name="P1456"><text:span text:style-name="T1457">   <text:s/></text:span><text:span text:style-name="T1458">if</text:span><text:span text:style-name="T1459"><text:s/>(!</text:span><text:span text:style-name="T1460">empty</text:span><text:span text:style-name="T1461">(</text:span><text:span text:style-name="T1462">$_SERVER</text:span><text:span text:style-name="T1463">[</text:span><text:span text:style-name="T1464">'HTTP_CLIENT_IP'</text:span><text:span text:style-name="T1465">])) {</text:span></text:p>
      <text:p text:style-name="P1466"><text:span text:style-name="T1467">       <text:s/></text:span><text:span text:style-name="T1468">return</text:span><text:span text:style-name="T1469"><text:s/></text:span><text:span text:style-name="T1470">$_SERVER</text:span><text:span text:style-name="T1471">[</text:span><text:span text:style-name="T1472">'HTTP_CLIENT_IP'</text:span><text:span text:style-name="T1473">];</text:span></text:p>
      <text:p text:style-name="P1474"><text:span text:style-name="T1475">    }<text:s/></text:span><text:span text:style-name="T1476">elseif</text:span><text:span text:style-name="T1477"><text:s/>(!</text:span><text:span text:style-name="T1478">empty</text:span><text:span text:style-name="T1479">(</text:span><text:span text:style-name="T1480">$_SERVER</text:span><text:span text:style-name="T1481">[</text:span><text:span text:style-name="T1482">'HTTP_X_FORWARDED_FOR'</text:span><text:span text:style-name="T1483">])) {</text:span></text:p>
      <text:p text:style-name="P1484"><text:span text:style-name="T1485">       <text:s/></text:span><text:span text:style-name="T1486">return</text:span><text:span text:style-name="T1487"><text:s/></text:span><text:span text:style-name="T1488">$_SERVER</text:span><text:span text:style-name="T1489">[</text:span><text:span text:style-name="T1490">'HTTP_X_FORWARDED_FOR'</text:span><text:span text:style-name="T1491">];</text:span></text:p>
      <text:p text:style-name="P1492"><text:span text:style-name="T1493">    }<text:s/></text:span><text:span text:style-name="T1494">else</text:span><text:span text:style-name="T1495"><text:s/>{</text:span></text:p>
      <text:p text:style-name="P1496"><text:span text:style-name="T1497">       <text:s/></text:span><text:span text:style-name="T1498">return</text:span><text:span text:style-name="T1499"><text:s/></text:span><text:span text:style-name="T1500">$_SERVER</text:span><text:span text:style-name="T1501">[</text:span><text:span text:style-name="T1502">'REMOTE_ADDR'</text:span><text:span text:style-name="T1503">] ??<text:s/></text:span><text:span text:style-name="T1504">'Unknown'</text:span><text:span text:style-name="T1505">;</text:span></text:p>
      <text:p text:style-name="P1506"><text:span text:style-name="T1507">    }</text:span></text:p>
      <text:p text:style-name="P1508"><text:span text:style-name="T1509">}</text:span></text:p>
      <text:p text:style-name="P1510"/>
      <text:p text:style-name="P1511"><text:span text:style-name="T1512">/**</text:span></text:p>
      <text:p text:style-name="P1513"><text:span text:style-name="T1514"> * Get dashboard URL for current user role</text:span></text:p>
      <text:p text:style-name="P1515"><text:span text:style-name="T1516"> *<text:s/></text:span><text:span text:style-name="T1517">@return</text:span><text:span text:style-name="T1518"><text:s/></text:span><text:span text:style-name="T1519">string</text:span></text:p>
      <text:p text:style-name="P1520"><text:span text:style-name="T1521"> */</text:span></text:p>
      <text:p text:style-name="P1522"><text:span text:style-name="T1523">function</text:span><text:span text:style-name="T1524"><text:s/></text:span><text:span text:style-name="T1525">get_dashboard_url</text:span><text:span text:style-name="T1526">() {</text:span></text:p>
      <text:p text:style-name="P1527"><text:span text:style-name="T1528">   <text:s/></text:span><text:span text:style-name="T1529">$role</text:span><text:span text:style-name="T1530"><text:s/>=<text:s/></text:span><text:span text:style-name="T1531">get_current_user_role</text:span><text:span text:style-name="T1532">();</text:span></text:p>
      <text:p text:style-name="P1533"><text:span text:style-name="T1534">   <text:s/></text:span></text:p>
      <text:p text:style-name="P1535"><text:span text:style-name="T1536">   <text:s/></text:span><text:span text:style-name="T1537">switch</text:span><text:span text:style-name="T1538"><text:s/>(</text:span><text:span text:style-name="T1539">$role</text:span><text:span text:style-name="T1540">) {</text:span></text:p>
      <text:p text:style-name="P1541"><text:span text:style-name="T1542">       <text:s/></text:span><text:span text:style-name="T1543">case</text:span><text:span text:style-name="T1544"><text:s/></text:span><text:span text:style-name="T1545">'admin'</text:span><text:span text:style-name="T1546">:</text:span></text:p>
      <text:p text:style-name="P1547"><text:span text:style-name="T1548">           <text:s/></text:span><text:span text:style-name="T1549">return</text:span><text:span text:style-name="T1550"><text:s/>APP_URL .<text:s/></text:span><text:span text:style-name="T1551">'/admin/dashboard.php'</text:span><text:span text:style-name="T1552">;</text:span></text:p>
      <text:p text:style-name="P1553"><text:span text:style-name="T1554">       <text:s/></text:span><text:span text:style-name="T1555">case</text:span><text:span text:style-name="T1556"><text:s/></text:span><text:span text:style-name="T1557">'caregiver'</text:span><text:span text:style-name="T1558">:</text:span></text:p>
      <text:p text:style-name="P1559"><text:span text:style-name="T1560">           <text:s/></text:span><text:span text:style-name="T1561">return</text:span><text:span text:style-name="T1562"><text:s/>APP_URL .<text:s/></text:span><text:span text:style-name="T1563">'/caregiver/dashboard.php'</text:span><text:span text:style-name="T1564">;</text:span></text:p>
      <text:p text:style-name="P1565"><text:span text:style-name="T1566">       <text:s/></text:span><text:span text:style-name="T1567">case</text:span><text:span text:style-name="T1568"><text:s/></text:span><text:span text:style-name="T1569">'patient'</text:span><text:span text:style-name="T1570">:</text:span></text:p>
      <text:p text:style-name="P1571"><text:span text:style-name="T1572">           <text:s/></text:span><text:span text:style-name="T1573">return</text:span><text:span text:style-name="T1574"><text:s/>APP_URL .<text:s/></text:span><text:span text:style-name="T1575">'/patient/dashboard.php'</text:span><text:span text:style-name="T1576">;</text:span></text:p>
      <text:p text:style-name="P1577"><text:span text:style-name="T1578">       <text:s/></text:span><text:span text:style-name="T1579">case</text:span><text:span text:style-name="T1580"><text:s/></text:span><text:span text:style-name="T1581">'family'</text:span><text:span text:style-name="T1582">:</text:span></text:p>
      <text:p text:style-name="P1583"><text:span text:style-name="T1584">           <text:s/></text:span><text:span text:style-name="T1585">return</text:span><text:span text:style-name="T1586"><text:s/>APP_URL .<text:s/></text:span><text:span text:style-name="T1587">'/family/dashboard.php'</text:span><text:span text:style-name="T1588">;</text:span></text:p>
      <text:p text:style-name="P1589"><text:span text:style-name="T1590">       <text:s/></text:span><text:span text:style-name="T1591">default</text:span><text:span text:style-name="T1592">:</text:span></text:p>
      <text:p text:style-name="P1593"><text:span text:style-name="T1594">           <text:s/></text:span><text:span text:style-name="T1595">return</text:span><text:span text:style-name="T1596"><text:s/>APP_URL .<text:s/></text:span><text:span text:style-name="T1597">'/login.php'</text:span><text:span text:style-name="T1598">;</text:span></text:p>
      <text:p text:style-name="P1599"><text:span text:style-name="T1600">    }</text:span></text:p>
      <text:p text:style-name="P1601"><text:span text:style-name="T1602">}</text:span></text:p>
      <text:p text:style-name="P1603"><text:span text:style-name="T1604">?&gt;</text:span></text:p>
      <text:p text:style-name="P1605"/>
      <text:p text:style-name="P160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text-align="center" fo:margin-top="0.1666in" fo:margin-bottom="0in" fo:line-height="100%"/>
      <style:text-properties style:font-name-asian="Times New Roman" style:font-name-complex="Times New Roman" fo:font-weight="bold" style:font-weight-asian="bold" fo:color="#262626" fo:font-size="16pt" style:font-size-asian="16pt" style:font-size-complex="16pt" style:language-asian="zh" style:country-asian="CN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1805in" fo:margin-bottom="0.1805in" fo:line-height="150%"/>
      <style:text-properties style:font-name="Times New Roman" style:font-name-asian="Times New Roman" style:font-name-complex="Times New Roman" fo:font-weight="bold" style:font-weight-asian="bold" style:font-weight-complex="bold" style:font-style-complex="italic" style:letter-kerning="false" fo:font-size="14pt" style:font-size-asian="14pt" style:font-size-complex="16pt" fo:language="en" fo:country="US" style:language-asian="zh" style:country-asian="CN" fo:hyphenate="false"/>
    </style:style>
    <style:style style:name="Heading3" style:display-name="Heading 3" style:family="paragraph" style:next-style-name="Normal" style:auto-update="true" style:default-outline-level="3">
      <style:paragraph-properties fo:margin-bottom="0in" fo:line-height="100%"/>
      <style:text-properties style:font-name="Times New Roman" style:font-name-asian="SimSun" style:font-name-complex="Times New Roman" fo:font-weight="bold" style:font-weight-asian="bold" style:font-weight-complex="bold" style:letter-kerning="false" fo:font-size="12pt" style:font-size-asian="12pt" style:font-size-complex="13.5pt" fo:language="en" fo:country="US" style:language-asian="zh" style:country-asian="CN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262626" fo:font-size="16pt" style:font-size-asian="16pt" style:font-size-complex="16pt" style:language-asian="zh" style:country-asian="CN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font-style-complex="italic" style:letter-kerning="false" fo:font-size="14pt" style:font-size-asian="14pt" style:font-size-complex="16pt" fo:language="en" fo:country="US" style:language-asian="zh" style:country-asian="CN"/>
    </style:style>
    <style:style style:name="Heading3Char" style:display-name="Heading 3 Char" style:family="text" style:parent-style-name="DefaultParagraphFont">
      <style:text-properties style:font-name="Times New Roman" style:font-name-asian="SimSun" style:font-name-complex="Times New Roman" fo:font-weight="bold" style:font-weight-asian="bold" style:font-weight-complex="bold" style:letter-kerning="false" fo:font-size="12pt" style:font-size-asian="12pt" style:font-size-complex="13.5pt" fo:language="en" fo:country="US" style:language-asian="zh" style:country-asian="CN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font-size="12pt" style:font-size-asian="12pt" style:font-size-complex="12pt"/>
    </style:style>
    <style:style style:name="Title" style:display-name="Title" style:family="paragraph" style:parent-style-name="Normal" style:next-style-name="Normal" style:auto-update="true">
      <style:paragraph-properties style:contextual-spacing="true" fo:margin-bottom="0in" fo:line-height="100%"/>
      <style:text-properties style:font-name="Arial Black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rial Black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Times New Roman" fo:font-style="italic" style:font-style-asian="italic" style:font-style-complex="italic" fo:color="#404040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style:font-name="Times New Roman" fo:font-style="italic" style:font-style-asian="italic" style:font-style-complex="italic" fo:color="#2F5496" fo:font-size="12pt" style:font-size-asian="12pt" style:font-size-complex="12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>
      <style:paragraph-properties fo:line-height="107%"/>
      <style:text-properties style:font-name="Calibri Light" fo:font-weight="normal" style:font-weight-asian="normal" fo:color="#2F5496" style:letter-kerning="false"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font-size="12pt" style:font-size-asian="12pt" style:font-size-complex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font-size="12pt" style:font-size-asian="12pt" style:font-size-complex="12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g-tns-c2163087243-128" style:display-name="ng-tns-c2163087243-128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/>
    </style:style>
    <style:style style:name="hljs-comment" style:display-name="hljs-comment" style:family="text" style:parent-style-name="DefaultParagraphFont"/>
    <style:style style:name="hljs-function" style:display-name="hljs-function" style:family="text" style:parent-style-name="DefaultParagraphFont"/>
    <style:style style:name="hljs-keyword" style:display-name="hljs-keyword" style:family="text" style:parent-style-name="DefaultParagraphFont"/>
    <style:style style:name="hljs-title" style:display-name="hljs-title" style:family="text" style:parent-style-name="DefaultParagraphFont"/>
    <style:style style:name="hljs-params" style:display-name="hljs-params" style:family="text" style:parent-style-name="DefaultParagraphFont"/>
    <style:style style:name="hljs-string" style:display-name="hljs-string" style:family="text" style:parent-style-name="DefaultParagraphFont"/>
    <style:style style:name="hljs-subst" style:display-name="hljs-subst" style:family="text" style:parent-style-name="DefaultParagraphFont"/>
    <style:style style:name="hljs-attr" style:display-name="hljs-attr" style:family="text" style:parent-style-name="DefaultParagraphFont"/>
    <style:style style:name="hljs-built_in" style:display-name="hljs-built_i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margin-top="0.0694in" fo:margin-bottom="0.0694in" fo:line-height="150%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5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Appendix E1: Database Connection (config/db_connect.php)</text:span><text:span text:style-name="T4"><text:s/></text:span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JDAN RAJAB ALI AL OWAISI</meta:initial-creator>
    <dc:creator>WEJDAN RAJAB ALI AL OWAISI</dc:creator>
    <meta:creation-date>2026-01-18T09:25:00Z</meta:creation-date>
    <dc:date>2026-01-18T09:27:00Z</dc:date>
    <meta:template xlink:href="Normal" xlink:type="simple"/>
    <meta:editing-cycles>1</meta:editing-cycles>
    <meta:editing-duration>PT60S</meta:editing-duration>
    <meta:document-statistic meta:page-count="8" meta:paragraph-count="20" meta:word-count="1556" meta:character-count="10407" meta:row-count="73" meta:non-whitespace-character-count="8871"/>
  </office:meta>
</office:document-meta>
</file>